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DocumentHistory" style:family="table">
      <style:table-properties style:width="6.6931in" table:align="margins"/>
    </style:style>
    <style:style style:name="DocumentHistory.A" style:family="table-column">
      <style:table-column-properties style:column-width="0.7875in" style:rel-column-width="7710*"/>
    </style:style>
    <style:style style:name="DocumentHistory.B" style:family="table-column">
      <style:table-column-properties style:column-width="1.0451in" style:rel-column-width="10233*"/>
    </style:style>
    <style:style style:name="DocumentHistory.C" style:family="table-column">
      <style:table-column-properties style:column-width="1.6514in" style:rel-column-width="16169*"/>
    </style:style>
    <style:style style:name="DocumentHistory.D" style:family="table-column">
      <style:table-column-properties style:column-width="3.209in" style:rel-column-width="31423*"/>
    </style:style>
    <style:style style:name="DocumentHistory.A1" style:family="table-cell">
      <style:table-cell-properties fo:background-color="#7e0021" fo:padding="0.0382in" fo:border-left="0.05pt solid #000000" fo:border-right="none" fo:border-top="0.05pt solid #000000" fo:border-bottom="0.05pt solid #000000">
        <style:background-image/>
      </style:table-cell-properties>
    </style:style>
    <style:style style:name="DocumentHistory.D1" style:family="table-cell">
      <style:table-cell-properties fo:background-color="#7e0021" fo:padding="0.0382in" fo:border="0.05pt solid #000000">
        <style:background-image/>
      </style:table-cell-properties>
    </style:style>
    <style:style style:name="DocumentHistory.A2" style:family="table-cell">
      <style:table-cell-properties fo:padding="0.0382in" fo:border-left="0.05pt solid #000000" fo:border-right="none" fo:border-top="none" fo:border-bottom="0.05pt solid #000000"/>
    </style:style>
    <style:style style:name="DocumentHistory.B2" style:family="table-cell">
      <style:table-cell-properties fo:padding="0.0382in" fo:border-left="0.05pt solid #000000" fo:border-right="none" fo:border-top="none" fo:border-bottom="0.05pt solid #000000"/>
    </style:style>
    <style:style style:name="DocumentHistory.C2" style:family="table-cell">
      <style:table-cell-properties fo:padding="0.0382in" fo:border-left="0.05pt solid #000000" fo:border-right="none" fo:border-top="none" fo:border-bottom="0.05pt solid #000000"/>
    </style:style>
    <style:style style:name="DocumentHistory.D2" style:family="table-cell">
      <style:table-cell-properties fo:padding="0.0382in" fo:border-left="0.05pt solid #000000" fo:border-right="0.05pt solid #000000" fo:border-top="none" fo:border-bottom="0.05pt solid #000000"/>
    </style:style>
    <style:style style:name="DocumentHistory.A3" style:family="table-cell">
      <style:table-cell-properties fo:padding="0.0382in" fo:border-left="0.05pt solid #000000" fo:border-right="none" fo:border-top="none" fo:border-bottom="0.05pt solid #000000"/>
    </style:style>
    <style:style style:name="DocumentHistory.B3" style:family="table-cell">
      <style:table-cell-properties fo:padding="0.0382in" fo:border-left="0.05pt solid #000000" fo:border-right="none" fo:border-top="none" fo:border-bottom="0.05pt solid #000000"/>
    </style:style>
    <style:style style:name="DocumentHistory.C3" style:family="table-cell">
      <style:table-cell-properties fo:padding="0.0382in" fo:border-left="0.05pt solid #000000" fo:border-right="none" fo:border-top="none" fo:border-bottom="0.05pt solid #000000"/>
    </style:style>
    <style:style style:name="DocumentHistory.D3" style:family="table-cell">
      <style:table-cell-properties fo:padding="0.0382in" fo:border-left="0.05pt solid #000000" fo:border-right="0.05pt solid #000000" fo:border-top="none" fo:border-bottom="0.05pt solid #000000"/>
    </style:style>
    <style:style style:name="DocumentHistory.A4" style:family="table-cell">
      <style:table-cell-properties fo:padding="0.0382in" fo:border-left="0.05pt solid #000000" fo:border-right="none" fo:border-top="none" fo:border-bottom="0.05pt solid #000000"/>
    </style:style>
    <style:style style:name="DocumentHistory.B4" style:family="table-cell">
      <style:table-cell-properties fo:padding="0.0382in" fo:border-left="0.05pt solid #000000" fo:border-right="none" fo:border-top="none" fo:border-bottom="0.05pt solid #000000"/>
    </style:style>
    <style:style style:name="DocumentHistory.C4" style:family="table-cell">
      <style:table-cell-properties fo:padding="0.0382in" fo:border-left="0.05pt solid #000000" fo:border-right="none" fo:border-top="none" fo:border-bottom="0.05pt solid #000000"/>
    </style:style>
    <style:style style:name="DocumentHistory.D4" style:family="table-cell">
      <style:table-cell-properties fo:padding="0.0382in" fo:border-left="0.05pt solid #000000" fo:border-right="0.05pt solid #000000" fo:border-top="none" fo:border-bottom="0.05pt solid #000000"/>
    </style:style>
    <style:style style:name="DocumentHistory.A5" style:family="table-cell">
      <style:table-cell-properties fo:padding="0.0382in" fo:border-left="0.05pt solid #000000" fo:border-right="none" fo:border-top="none" fo:border-bottom="0.05pt solid #000000"/>
    </style:style>
    <style:style style:name="DocumentHistory.B5" style:family="table-cell">
      <style:table-cell-properties fo:padding="0.0382in" fo:border-left="0.05pt solid #000000" fo:border-right="none" fo:border-top="none" fo:border-bottom="0.05pt solid #000000"/>
    </style:style>
    <style:style style:name="DocumentHistory.C5" style:family="table-cell">
      <style:table-cell-properties fo:padding="0.0382in" fo:border-left="0.05pt solid #000000" fo:border-right="none" fo:border-top="none" fo:border-bottom="0.05pt solid #000000"/>
    </style:style>
    <style:style style:name="DocumentHistory.D5" style:family="table-cell">
      <style:table-cell-properties fo:padding="0.0382in" fo:border-left="0.05pt solid #000000" fo:border-right="0.05pt solid #000000" fo:border-top="none" fo:border-bottom="0.05pt solid #000000"/>
    </style:style>
    <style:style style:name="DocumentHistory.A6" style:family="table-cell">
      <style:table-cell-properties fo:padding="0.0382in" fo:border-left="0.05pt solid #000000" fo:border-right="none" fo:border-top="none" fo:border-bottom="0.05pt solid #000000"/>
    </style:style>
    <style:style style:name="DocumentHistory.B6" style:family="table-cell">
      <style:table-cell-properties fo:padding="0.0382in" fo:border-left="0.05pt solid #000000" fo:border-right="none" fo:border-top="none" fo:border-bottom="0.05pt solid #000000"/>
    </style:style>
    <style:style style:name="DocumentHistory.C6" style:family="table-cell">
      <style:table-cell-properties fo:padding="0.0382in" fo:border-left="0.05pt solid #000000" fo:border-right="none" fo:border-top="none" fo:border-bottom="0.05pt solid #000000"/>
    </style:style>
    <style:style style:name="DocumentHistory.D6" style:family="table-cell">
      <style:table-cell-properties fo:padding="0.0382in" fo:border-left="0.05pt solid #000000" fo:border-right="0.05pt solid #000000" fo:border-top="none" fo:border-bottom="0.05pt solid #000000"/>
    </style:style>
    <style:style style:name="DocumentHistory.A7" style:family="table-cell">
      <style:table-cell-properties fo:padding="0.0382in" fo:border-left="0.05pt solid #000000" fo:border-right="none" fo:border-top="none" fo:border-bottom="0.05pt solid #000000"/>
    </style:style>
    <style:style style:name="DocumentHistory.B7" style:family="table-cell">
      <style:table-cell-properties fo:padding="0.0382in" fo:border-left="0.05pt solid #000000" fo:border-right="none" fo:border-top="none" fo:border-bottom="0.05pt solid #000000"/>
    </style:style>
    <style:style style:name="DocumentHistory.C7" style:family="table-cell">
      <style:table-cell-properties fo:padding="0.0382in" fo:border-left="0.05pt solid #000000" fo:border-right="none" fo:border-top="none" fo:border-bottom="0.05pt solid #000000"/>
    </style:style>
    <style:style style:name="DocumentHistory.D7" style:family="table-cell">
      <style:table-cell-properties fo:padding="0.0382in" fo:border-left="0.05pt solid #000000" fo:border-right="0.05pt solid #000000" fo:border-top="none" fo:border-bottom="0.05pt solid #000000"/>
    </style:style>
    <style:style style:name="DocumentHistory.A8" style:family="table-cell">
      <style:table-cell-properties fo:padding="0.0382in" fo:border-left="0.05pt solid #000000" fo:border-right="none" fo:border-top="none" fo:border-bottom="0.05pt solid #000000"/>
    </style:style>
    <style:style style:name="DocumentHistory.B8" style:family="table-cell">
      <style:table-cell-properties fo:padding="0.0382in" fo:border-left="0.05pt solid #000000" fo:border-right="none" fo:border-top="none" fo:border-bottom="0.05pt solid #000000"/>
    </style:style>
    <style:style style:name="DocumentHistory.C8" style:family="table-cell">
      <style:table-cell-properties fo:padding="0.0382in" fo:border-left="0.05pt solid #000000" fo:border-right="none" fo:border-top="none" fo:border-bottom="0.05pt solid #000000"/>
    </style:style>
    <style:style style:name="DocumentHistory.D8" style:family="table-cell">
      <style:table-cell-properties fo:padding="0.0382in" fo:border-left="0.05pt solid #000000" fo:border-right="0.05pt solid #000000" fo:border-top="none" fo:border-bottom="0.05pt solid #000000"/>
    </style:style>
    <style:style style:name="DocumentHistory.A9" style:family="table-cell">
      <style:table-cell-properties fo:padding="0.0382in" fo:border-left="0.05pt solid #000000" fo:border-right="none" fo:border-top="none" fo:border-bottom="0.05pt solid #000000"/>
    </style:style>
    <style:style style:name="DocumentHistory.B9" style:family="table-cell">
      <style:table-cell-properties fo:padding="0.0382in" fo:border-left="0.05pt solid #000000" fo:border-right="none" fo:border-top="none" fo:border-bottom="0.05pt solid #000000"/>
    </style:style>
    <style:style style:name="DocumentHistory.C9" style:family="table-cell">
      <style:table-cell-properties fo:padding="0.0382in" fo:border-left="0.05pt solid #000000" fo:border-right="none" fo:border-top="none" fo:border-bottom="0.05pt solid #000000"/>
    </style:style>
    <style:style style:name="DocumentHistory.D9" style:family="table-cell">
      <style:table-cell-properties fo:padding="0.0382in" fo:border-left="0.05pt solid #000000" fo:border-right="0.05pt solid #000000" fo:border-top="none" fo:border-bottom="0.05pt solid #000000"/>
    </style:style>
    <style:style style:name="DocumentHistory.A10" style:family="table-cell">
      <style:table-cell-properties fo:padding="0.0382in" fo:border-left="0.05pt solid #000000" fo:border-right="none" fo:border-top="none" fo:border-bottom="0.05pt solid #000000"/>
    </style:style>
    <style:style style:name="DocumentHistory.B10" style:family="table-cell">
      <style:table-cell-properties fo:padding="0.0382in" fo:border-left="0.05pt solid #000000" fo:border-right="none" fo:border-top="none" fo:border-bottom="0.05pt solid #000000"/>
    </style:style>
    <style:style style:name="DocumentHistory.C10" style:family="table-cell">
      <style:table-cell-properties fo:padding="0.0382in" fo:border-left="0.05pt solid #000000" fo:border-right="none" fo:border-top="none" fo:border-bottom="0.05pt solid #000000"/>
    </style:style>
    <style:style style:name="DocumentHistory.D10" style:family="table-cell">
      <style:table-cell-properties fo:padding="0.0382in" fo:border-left="0.05pt solid #000000" fo:border-right="0.05pt solid #000000" fo:border-top="none" fo:border-bottom="0.05pt solid #000000"/>
    </style:style>
    <style:style style:name="DocumentHistory.A11" style:family="table-cell">
      <style:table-cell-properties fo:padding="0.0382in" fo:border-left="0.05pt solid #000000" fo:border-right="none" fo:border-top="none" fo:border-bottom="0.05pt solid #000000"/>
    </style:style>
    <style:style style:name="DocumentHistory.B11" style:family="table-cell">
      <style:table-cell-properties fo:padding="0.0382in" fo:border-left="0.05pt solid #000000" fo:border-right="none" fo:border-top="none" fo:border-bottom="0.05pt solid #000000"/>
    </style:style>
    <style:style style:name="DocumentHistory.C11" style:family="table-cell">
      <style:table-cell-properties fo:padding="0.0382in" fo:border-left="0.05pt solid #000000" fo:border-right="none" fo:border-top="none" fo:border-bottom="0.05pt solid #000000"/>
    </style:style>
    <style:style style:name="DocumentHistory.D11" style:family="table-cell">
      <style:table-cell-properties fo:padding="0.0382in" fo:border-left="0.05pt solid #000000" fo:border-right="0.05pt solid #000000" fo:border-top="none" fo:border-bottom="0.05pt solid #000000"/>
    </style:style>
    <style:style style:name="DocumentHistory.A12" style:family="table-cell">
      <style:table-cell-properties fo:padding="0.0382in" fo:border-left="0.05pt solid #000000" fo:border-right="none" fo:border-top="none" fo:border-bottom="0.05pt solid #000000"/>
    </style:style>
    <style:style style:name="DocumentHistory.B12" style:family="table-cell">
      <style:table-cell-properties fo:padding="0.0382in" fo:border-left="0.05pt solid #000000" fo:border-right="none" fo:border-top="none" fo:border-bottom="0.05pt solid #000000"/>
    </style:style>
    <style:style style:name="DocumentHistory.C12" style:family="table-cell">
      <style:table-cell-properties fo:padding="0.0382in" fo:border-left="0.05pt solid #000000" fo:border-right="none" fo:border-top="none" fo:border-bottom="0.05pt solid #000000"/>
    </style:style>
    <style:style style:name="DocumentHistory.D12" style:family="table-cell">
      <style:table-cell-properties fo:padding="0.0382in" fo:border-left="0.05pt solid #000000" fo:border-right="0.05pt solid #000000" fo:border-top="none" fo:border-bottom="0.05pt solid #000000"/>
    </style:style>
    <style:style style:name="UsedAbbreviations"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UsedAbbreviations.A" style:family="table-column">
      <style:table-column-properties style:column-width="1.4583in" style:rel-column-width="14279*"/>
    </style:style>
    <style:style style:name="UsedAbbreviations.B" style:family="table-column">
      <style:table-column-properties style:column-width="5.2347in" style:rel-column-width="51256*"/>
    </style:style>
    <style:style style:name="UsedAbbreviations.1" style:family="table-row">
      <style:table-row-properties fo:background-color="transparent" style:keep-together="true" fo:keep-together="auto">
        <style:background-image/>
      </style:table-row-properties>
    </style:style>
    <style:style style:name="UsedAbbreviations.A1" style:family="table-cell">
      <style:table-cell-properties style:vertical-align="" fo:background-color="#7e0021" fo:padding="0.0382in" fo:border-left="0.05pt solid #000000" fo:border-right="none" fo:border-top="0.05pt solid #000000" fo:border-bottom="0.05pt solid #000000" style:writing-mode="page">
        <style:background-image/>
      </style:table-cell-properties>
    </style:style>
    <style:style style:name="UsedAbbreviations.B1" style:family="table-cell">
      <style:table-cell-properties style:vertical-align="" fo:background-color="#7e0021" fo:padding="0.0382in" fo:border="0.05pt solid #000000" style:writing-mode="page">
        <style:background-image/>
      </style:table-cell-properties>
    </style:style>
    <style:style style:name="UsedAbbreviations.A2" style:family="table-cell">
      <style:table-cell-properties fo:padding="0.0382in" fo:border-left="0.05pt solid #000000" fo:border-right="none" fo:border-top="none" fo:border-bottom="0.05pt solid #000000"/>
    </style:style>
    <style:style style:name="UsedAbbreviations.B2" style:family="table-cell">
      <style:table-cell-properties fo:padding="0.0382in" fo:border-left="0.05pt solid #000000" fo:border-right="0.05pt solid #000000" fo:border-top="none" fo:border-bottom="0.05pt solid #000000"/>
    </style:style>
    <style:style style:name="UsedAbbreviations.A3" style:family="table-cell">
      <style:table-cell-properties fo:padding="0.0382in" fo:border-left="0.05pt solid #000000" fo:border-right="none" fo:border-top="none" fo:border-bottom="0.05pt solid #000000"/>
    </style:style>
    <style:style style:name="UsedAbbreviations.B3" style:family="table-cell">
      <style:table-cell-properties fo:padding="0.0382in" fo:border-left="0.05pt solid #000000" fo:border-right="0.05pt solid #000000" fo:border-top="none" fo:border-bottom="0.05pt solid #000000"/>
    </style:style>
    <style:style style:name="UsedAbbreviations.A4" style:family="table-cell">
      <style:table-cell-properties fo:padding="0.0382in" fo:border-left="0.05pt solid #000000" fo:border-right="none" fo:border-top="none" fo:border-bottom="0.05pt solid #000000"/>
    </style:style>
    <style:style style:name="UsedAbbreviations.B4" style:family="table-cell">
      <style:table-cell-properties fo:padding="0.0382in" fo:border-left="0.05pt solid #000000" fo:border-right="0.05pt solid #000000" fo:border-top="none" fo:border-bottom="0.05pt solid #000000"/>
    </style:style>
    <style:style style:name="UsedAbbreviations.A5" style:family="table-cell">
      <style:table-cell-properties fo:padding="0.0382in" fo:border-left="0.05pt solid #000000" fo:border-right="none" fo:border-top="none" fo:border-bottom="0.05pt solid #000000"/>
    </style:style>
    <style:style style:name="UsedAbbreviations.B5" style:family="table-cell">
      <style:table-cell-properties fo:padding="0.0382in" fo:border-left="0.05pt solid #000000" fo:border-right="0.05pt solid #000000" fo:border-top="none" fo:border-bottom="0.05pt solid #000000"/>
    </style:style>
    <style:style style:name="XMLoverview" style:family="table">
      <style:table-properties style:width="6.0938in" fo:margin-left="0.3063in" fo:margin-right="0.2931in" fo:margin-top="0.1965in" fo:margin-bottom="0.1965in" table:align="margins"/>
    </style:style>
    <style:style style:name="XMLoverview.A" style:family="table-column">
      <style:table-column-properties style:column-width="6.0938in" style:rel-column-width="65535*"/>
    </style:style>
    <style:style style:name="XMLoverview.1" style:family="table-row">
      <style:table-row-properties style:min-row-height="2.5188in"/>
    </style:style>
    <style:style style:name="XMLoverview.A1" style:family="table-cell">
      <style:table-cell-properties fo:padding="0.0382in" fo:border="0.05pt solid #000000"/>
    </style:style>
    <style:style style:name="Table1" style:family="table">
      <style:table-properties style:width="5.909in" fo:margin-left="0.3938in" fo:margin-right="0.3903in" fo:margin-top="0.1965in" fo:margin-bottom="0.1965in" table:align="margins"/>
    </style:style>
    <style:style style:name="Table1.A" style:family="table-column">
      <style:table-column-properties style:column-width="5.909in" style:rel-column-width="65535*"/>
    </style:style>
    <style:style style:name="Table1.1" style:family="table-row">
      <style:table-row-properties style:min-row-height="0.3507in"/>
    </style:style>
    <style:style style:name="Table1.A1" style:family="table-cell">
      <style:table-cell-properties fo:padding="0.0382in" fo:border="0.05pt solid #000000"/>
    </style:style>
    <style:style style:name="Table2" style:family="table">
      <style:table-properties style:width="5.909in" fo:margin-left="0.3938in" fo:margin-right="0.3903in" fo:margin-top="0.1965in" fo:margin-bottom="0.1965in" table:align="margins"/>
    </style:style>
    <style:style style:name="Table2.A" style:family="table-column">
      <style:table-column-properties style:column-width="5.909in" style:rel-column-width="65535*"/>
    </style:style>
    <style:style style:name="Table2.1" style:family="table-row">
      <style:table-row-properties style:min-row-height="0.3507in"/>
    </style:style>
    <style:style style:name="Table2.A1" style:family="table-cell">
      <style:table-cell-properties fo:padding="0.0382in" fo:border="0.05pt solid #000000"/>
    </style:style>
    <style:style style:name="Table3" style:family="table">
      <style:table-properties style:width="5.909in" fo:margin-left="0.3938in" fo:margin-right="0.3903in" fo:margin-top="0.1965in" fo:margin-bottom="0.1965in" table:align="margins"/>
    </style:style>
    <style:style style:name="Table3.A" style:family="table-column">
      <style:table-column-properties style:column-width="5.909in" style:rel-column-width="65535*"/>
    </style:style>
    <style:style style:name="Table3.1" style:family="table-row">
      <style:table-row-properties style:min-row-height="0.3507in"/>
    </style:style>
    <style:style style:name="Table3.A1" style:family="table-cell">
      <style:table-cell-properties fo:padding="0.0382in" fo:border="0.05pt solid #000000"/>
    </style:style>
    <style:style style:name="Table24" style:family="table">
      <style:table-properties style:width="5.909in" fo:margin-left="0.3938in" fo:margin-right="0.3903in" fo:margin-top="0.1965in" fo:margin-bottom="0.1965in" table:align="margins"/>
    </style:style>
    <style:style style:name="Table24.A" style:family="table-column">
      <style:table-column-properties style:column-width="5.909in" style:rel-column-width="65535*"/>
    </style:style>
    <style:style style:name="Table24.1" style:family="table-row">
      <style:table-row-properties style:min-row-height="0.3507in"/>
    </style:style>
    <style:style style:name="Table24.A1" style:family="table-cell">
      <style:table-cell-properties fo:padding="0.0382in" fo:border="0.05pt solid #000000"/>
    </style:style>
    <style:style style:name="Table4" style:family="table">
      <style:table-properties style:width="5.909in" fo:margin-left="0.3938in" fo:margin-right="0.3903in" fo:margin-top="0.1965in" fo:margin-bottom="0.1965in" table:align="margins"/>
    </style:style>
    <style:style style:name="Table4.A" style:family="table-column">
      <style:table-column-properties style:column-width="5.909in" style:rel-column-width="65535*"/>
    </style:style>
    <style:style style:name="Table4.1" style:family="table-row">
      <style:table-row-properties style:min-row-height="0.3507in"/>
    </style:style>
    <style:style style:name="Table4.A1" style:family="table-cell">
      <style:table-cell-properties fo:padding="0.0382in" fo:border="0.05pt solid #000000"/>
    </style:style>
    <style:style style:name="Table5" style:family="table">
      <style:table-properties style:width="5.909in" fo:margin-left="0.3938in" fo:margin-right="0.3903in" fo:margin-top="0.1965in" fo:margin-bottom="0.1965in" table:align="margins"/>
    </style:style>
    <style:style style:name="Table5.A" style:family="table-column">
      <style:table-column-properties style:column-width="5.909in" style:rel-column-width="65535*"/>
    </style:style>
    <style:style style:name="Table5.1" style:family="table-row">
      <style:table-row-properties style:min-row-height="0.3507in"/>
    </style:style>
    <style:style style:name="Table5.A1" style:family="table-cell">
      <style:table-cell-properties fo:padding="0.0382in" fo:border="0.05pt solid #000000"/>
    </style:style>
    <style:style style:name="Table7" style:family="table">
      <style:table-properties style:width="5.909in" fo:margin-left="0.3938in" fo:margin-right="0.3903in" fo:margin-top="0.1965in" fo:margin-bottom="0.1965in" table:align="margins"/>
    </style:style>
    <style:style style:name="Table7.A" style:family="table-column">
      <style:table-column-properties style:column-width="5.909in" style:rel-column-width="65535*"/>
    </style:style>
    <style:style style:name="Table7.1" style:family="table-row">
      <style:table-row-properties style:min-row-height="0.3507in"/>
    </style:style>
    <style:style style:name="Table7.A1" style:family="table-cell">
      <style:table-cell-properties fo:padding="0.0382in" fo:border="0.05pt solid #000000"/>
    </style:style>
    <style:style style:name="Table8" style:family="table">
      <style:table-properties style:width="5.909in" fo:margin-left="0.3938in" fo:margin-right="0.3903in" fo:margin-top="0.1965in" fo:margin-bottom="0.1965in" table:align="margins"/>
    </style:style>
    <style:style style:name="Table8.A" style:family="table-column">
      <style:table-column-properties style:column-width="5.909in" style:rel-column-width="65535*"/>
    </style:style>
    <style:style style:name="Table8.1" style:family="table-row">
      <style:table-row-properties style:min-row-height="0.3507in"/>
    </style:style>
    <style:style style:name="Table8.A1" style:family="table-cell">
      <style:table-cell-properties fo:padding="0.0382in" fo:border="0.05pt solid #000000"/>
    </style:style>
    <style:style style:name="Table9" style:family="table">
      <style:table-properties style:width="5.909in" fo:margin-left="0.3938in" fo:margin-right="0.3903in" fo:margin-top="0.1965in" fo:margin-bottom="0.1965in" table:align="margins"/>
    </style:style>
    <style:style style:name="Table9.A" style:family="table-column">
      <style:table-column-properties style:column-width="5.909in" style:rel-column-width="65535*"/>
    </style:style>
    <style:style style:name="Table9.1" style:family="table-row">
      <style:table-row-properties style:min-row-height="0.3507in"/>
    </style:style>
    <style:style style:name="Table9.A1" style:family="table-cell">
      <style:table-cell-properties fo:padding="0.0382in" fo:border="0.05pt solid #000000"/>
    </style:style>
    <style:style style:name="Table26" style:family="table">
      <style:table-properties style:width="5.909in" fo:margin-left="0.3938in" fo:margin-right="0.3903in" fo:margin-top="0.1965in" fo:margin-bottom="0.1965in" table:align="margins"/>
    </style:style>
    <style:style style:name="Table26.A" style:family="table-column">
      <style:table-column-properties style:column-width="5.909in" style:rel-column-width="65535*"/>
    </style:style>
    <style:style style:name="Table26.1" style:family="table-row">
      <style:table-row-properties style:min-row-height="0.3507in"/>
    </style:style>
    <style:style style:name="Table26.A1" style:family="table-cell">
      <style:table-cell-properties fo:padding="0.0382in" fo:border="0.05pt solid #000000"/>
    </style:style>
    <style:style style:name="Table12" style:family="table">
      <style:table-properties style:width="5.909in" fo:margin-left="0.3938in" fo:margin-right="0.3903in" fo:margin-top="0.1965in" fo:margin-bottom="0.1965in" table:align="margins"/>
    </style:style>
    <style:style style:name="Table12.A" style:family="table-column">
      <style:table-column-properties style:column-width="5.909in" style:rel-column-width="65535*"/>
    </style:style>
    <style:style style:name="Table12.1" style:family="table-row">
      <style:table-row-properties style:min-row-height="0.3507in"/>
    </style:style>
    <style:style style:name="Table12.A1" style:family="table-cell">
      <style:table-cell-properties fo:padding="0.0382in" fo:border="0.05pt solid #000000"/>
    </style:style>
    <style:style style:name="Table6" style:family="table">
      <style:table-properties style:width="5.909in" fo:margin-left="0.3938in" fo:margin-right="0.3903in" fo:margin-top="0.1965in" fo:margin-bottom="0.1965in" table:align="margins"/>
    </style:style>
    <style:style style:name="Table6.A" style:family="table-column">
      <style:table-column-properties style:column-width="5.909in" style:rel-column-width="65535*"/>
    </style:style>
    <style:style style:name="Table6.1" style:family="table-row">
      <style:table-row-properties style:min-row-height="0.3507in"/>
    </style:style>
    <style:style style:name="Table6.A1" style:family="table-cell">
      <style:table-cell-properties fo:padding="0.0382in" fo:border="0.05pt solid #000000"/>
    </style:style>
    <style:style style:name="Table10" style:family="table">
      <style:table-properties style:width="5.909in" fo:margin-left="0.3938in" fo:margin-right="0.3903in" fo:margin-top="0.1965in" fo:margin-bottom="0.1965in" table:align="margins"/>
    </style:style>
    <style:style style:name="Table10.A" style:family="table-column">
      <style:table-column-properties style:column-width="5.909in" style:rel-column-width="65535*"/>
    </style:style>
    <style:style style:name="Table10.1" style:family="table-row">
      <style:table-row-properties style:min-row-height="0.3507in"/>
    </style:style>
    <style:style style:name="Table10.A1" style:family="table-cell">
      <style:table-cell-properties fo:padding="0.0382in" fo:border="0.05pt solid #000000"/>
    </style:style>
    <style:style style:name="Table11" style:family="table">
      <style:table-properties style:width="6.1667in" fo:margin-left="0.2854in" fo:margin-right="0.241in" fo:margin-top="0.1965in" fo:margin-bottom="0.1965in" table:align="margins"/>
    </style:style>
    <style:style style:name="Table11.A" style:family="table-column">
      <style:table-column-properties style:column-width="6.1667in" style:rel-column-width="65535*"/>
    </style:style>
    <style:style style:name="Table11.1" style:family="table-row">
      <style:table-row-properties style:min-row-height="0.3507in"/>
    </style:style>
    <style:style style:name="Table11.A1" style:family="table-cell">
      <style:table-cell-properties fo:padding="0.0382in" fo:border="0.05pt solid #000000"/>
    </style:style>
    <style:style style:name="Table13" style:family="table">
      <style:table-properties style:width="5.909in" fo:margin-left="0.3938in" fo:margin-right="0.3903in" fo:margin-top="0.1965in" fo:margin-bottom="0.1965in" table:align="margins"/>
    </style:style>
    <style:style style:name="Table13.A" style:family="table-column">
      <style:table-column-properties style:column-width="5.909in" style:rel-column-width="65535*"/>
    </style:style>
    <style:style style:name="Table13.1" style:family="table-row">
      <style:table-row-properties style:min-row-height="0.3507in"/>
    </style:style>
    <style:style style:name="Table13.A1" style:family="table-cell">
      <style:table-cell-properties fo:padding="0.0382in" fo:border="0.05pt solid #000000"/>
    </style:style>
    <style:style style:name="Table25" style:family="table">
      <style:table-properties style:width="5.909in" fo:margin-left="0.3938in" fo:margin-right="0.3903in" fo:margin-top="0.1965in" fo:margin-bottom="0.1965in" table:align="margins"/>
    </style:style>
    <style:style style:name="Table25.A" style:family="table-column">
      <style:table-column-properties style:column-width="5.909in" style:rel-column-width="65535*"/>
    </style:style>
    <style:style style:name="Table25.1" style:family="table-row">
      <style:table-row-properties style:min-row-height="0.3507in"/>
    </style:style>
    <style:style style:name="Table25.A1" style:family="table-cell">
      <style:table-cell-properties fo:padding="0.0382in" fo:border="0.05pt solid #000000"/>
    </style:style>
    <style:style style:name="Table22" style:family="table">
      <style:table-properties style:width="5.909in" fo:margin-left="0.3938in" fo:margin-right="0.3903in" fo:margin-top="0.1965in" fo:margin-bottom="0.1965in" table:align="margins"/>
    </style:style>
    <style:style style:name="Table22.A" style:family="table-column">
      <style:table-column-properties style:column-width="5.909in" style:rel-column-width="65535*"/>
    </style:style>
    <style:style style:name="Table22.1" style:family="table-row">
      <style:table-row-properties style:min-row-height="0.3507in"/>
    </style:style>
    <style:style style:name="Table22.A1" style:family="table-cell">
      <style:table-cell-properties fo:padding="0.0382in" fo:border="0.05pt solid #000000"/>
    </style:style>
    <style:style style:name="Table14" style:family="table">
      <style:table-properties style:width="5.909in" fo:margin-left="0.3938in" fo:margin-right="0.3903in" fo:margin-top="0.1965in" fo:margin-bottom="0.1965in" table:align="margins"/>
    </style:style>
    <style:style style:name="Table14.A" style:family="table-column">
      <style:table-column-properties style:column-width="5.909in" style:rel-column-width="65535*"/>
    </style:style>
    <style:style style:name="Table14.1" style:family="table-row">
      <style:table-row-properties style:min-row-height="0.3507in"/>
    </style:style>
    <style:style style:name="Table14.A1" style:family="table-cell">
      <style:table-cell-properties fo:padding="0.0382in" fo:border="0.05pt solid #000000"/>
    </style:style>
    <style:style style:name="Table28" style:family="table">
      <style:table-properties style:width="5.909in" fo:margin-left="0.3938in" fo:margin-right="0.3903in" fo:margin-top="0.1965in" fo:margin-bottom="0.1965in" table:align="margins"/>
    </style:style>
    <style:style style:name="Table28.A" style:family="table-column">
      <style:table-column-properties style:column-width="5.909in" style:rel-column-width="65535*"/>
    </style:style>
    <style:style style:name="Table28.1" style:family="table-row">
      <style:table-row-properties style:min-row-height="0.3507in"/>
    </style:style>
    <style:style style:name="Table28.A1" style:family="table-cell">
      <style:table-cell-properties fo:padding="0.0382in" fo:border="0.05pt solid #000000"/>
    </style:style>
    <style:style style:name="Table23" style:family="table">
      <style:table-properties style:width="5.909in" fo:margin-left="0.3938in" fo:margin-right="0.3903in" fo:margin-top="0.1965in" fo:margin-bottom="0.1965in" table:align="margins"/>
    </style:style>
    <style:style style:name="Table23.A" style:family="table-column">
      <style:table-column-properties style:column-width="5.909in" style:rel-column-width="65535*"/>
    </style:style>
    <style:style style:name="Table23.1" style:family="table-row">
      <style:table-row-properties style:min-row-height="0.3507in"/>
    </style:style>
    <style:style style:name="Table23.A1" style:family="table-cell">
      <style:table-cell-properties fo:padding="0.0382in" fo:border="0.05pt solid #000000"/>
    </style:style>
    <style:style style:name="Table15" style:family="table">
      <style:table-properties style:width="5.909in" fo:margin-left="0.3938in" fo:margin-right="0.3903in" fo:margin-top="0.1965in" fo:margin-bottom="0.1965in" table:align="margins"/>
    </style:style>
    <style:style style:name="Table15.A" style:family="table-column">
      <style:table-column-properties style:column-width="5.909in" style:rel-column-width="65535*"/>
    </style:style>
    <style:style style:name="Table15.1" style:family="table-row">
      <style:table-row-properties style:min-row-height="0.3507in"/>
    </style:style>
    <style:style style:name="Table15.A1" style:family="table-cell">
      <style:table-cell-properties fo:padding="0.0382in" fo:border="0.05pt solid #000000"/>
    </style:style>
    <style:style style:name="Table27" style:family="table">
      <style:table-properties style:width="5.909in" fo:margin-left="0.3938in" fo:margin-right="0.3903in" fo:margin-top="0.1965in" fo:margin-bottom="0.1965in" table:align="margins"/>
    </style:style>
    <style:style style:name="Table27.A" style:family="table-column">
      <style:table-column-properties style:column-width="5.909in" style:rel-column-width="65535*"/>
    </style:style>
    <style:style style:name="Table27.1" style:family="table-row">
      <style:table-row-properties style:min-row-height="0.3507in"/>
    </style:style>
    <style:style style:name="Table27.A1" style:family="table-cell">
      <style:table-cell-properties fo:padding="0.0382in" fo:border="0.05pt solid #000000"/>
    </style:style>
    <style:style style:name="Table16" style:family="table">
      <style:table-properties style:width="5.909in" fo:margin-left="0.3938in" fo:margin-right="0.3903in" fo:margin-top="0.1965in" fo:margin-bottom="0.1965in" table:align="margins"/>
    </style:style>
    <style:style style:name="Table16.A" style:family="table-column">
      <style:table-column-properties style:column-width="5.909in" style:rel-column-width="65535*"/>
    </style:style>
    <style:style style:name="Table16.1" style:family="table-row">
      <style:table-row-properties style:min-row-height="0.3507in"/>
    </style:style>
    <style:style style:name="Table16.A1" style:family="table-cell">
      <style:table-cell-properties fo:padding="0.0382in" fo:border="0.05pt solid #000000"/>
    </style:style>
    <style:style style:name="Table17" style:family="table">
      <style:table-properties style:width="5.909in" fo:margin-left="0.3938in" fo:margin-right="0.3903in" fo:margin-top="0.1965in" fo:margin-bottom="0.1965in" table:align="margins"/>
    </style:style>
    <style:style style:name="Table17.A" style:family="table-column">
      <style:table-column-properties style:column-width="5.909in" style:rel-column-width="65535*"/>
    </style:style>
    <style:style style:name="Table17.1" style:family="table-row">
      <style:table-row-properties style:min-row-height="0.3507in"/>
    </style:style>
    <style:style style:name="Table17.A1" style:family="table-cell">
      <style:table-cell-properties fo:padding="0.0382in" fo:border="0.05pt solid #000000"/>
    </style:style>
    <style:style style:name="Table18" style:family="table">
      <style:table-properties style:width="5.909in" fo:margin-left="0.3938in" fo:margin-right="0.3903in" fo:margin-top="0.1965in" fo:margin-bottom="0.1965in" table:align="margins"/>
    </style:style>
    <style:style style:name="Table18.A" style:family="table-column">
      <style:table-column-properties style:column-width="5.909in" style:rel-column-width="65535*"/>
    </style:style>
    <style:style style:name="Table18.1" style:family="table-row">
      <style:table-row-properties style:min-row-height="0.3507in"/>
    </style:style>
    <style:style style:name="Table18.A1" style:family="table-cell">
      <style:table-cell-properties fo:padding="0.0382in" fo:border="0.05pt solid #000000"/>
    </style:style>
    <style:style style:name="Table19" style:family="table">
      <style:table-properties style:width="5.909in" fo:margin-left="0.3938in" fo:margin-right="0.3903in" fo:margin-top="0.1965in" fo:margin-bottom="0.1965in" table:align="margins"/>
    </style:style>
    <style:style style:name="Table19.A" style:family="table-column">
      <style:table-column-properties style:column-width="5.909in" style:rel-column-width="65535*"/>
    </style:style>
    <style:style style:name="Table19.1" style:family="table-row">
      <style:table-row-properties style:min-row-height="0.3507in"/>
    </style:style>
    <style:style style:name="Table19.A1" style:family="table-cell">
      <style:table-cell-properties fo:padding="0.0382in" fo:border="0.05pt solid #000000"/>
    </style:style>
    <style:style style:name="Table20" style:family="table">
      <style:table-properties style:width="5.909in" fo:margin-left="0.3938in" fo:margin-right="0.3903in" fo:margin-top="0.1965in" fo:margin-bottom="0.1965in" table:align="margins"/>
    </style:style>
    <style:style style:name="Table20.A" style:family="table-column">
      <style:table-column-properties style:column-width="5.909in" style:rel-column-width="65535*"/>
    </style:style>
    <style:style style:name="Table20.1" style:family="table-row">
      <style:table-row-properties style:min-row-height="0.3507in"/>
    </style:style>
    <style:style style:name="Table20.A1" style:family="table-cell">
      <style:table-cell-properties fo:padding="0.0382in" fo:border="0.05pt solid #000000"/>
    </style:style>
    <style:style style:name="Table21" style:family="table">
      <style:table-properties style:width="6.1354in" fo:margin-left="0.2542in" fo:margin-right="0.3035in" fo:margin-top="0.1965in" fo:margin-bottom="0.1965in" table:align="margins"/>
    </style:style>
    <style:style style:name="Table21.A" style:family="table-column">
      <style:table-column-properties style:column-width="6.1354in" style:rel-column-width="65535*"/>
    </style:style>
    <style:style style:name="Table21.1" style:family="table-row">
      <style:table-row-properties style:min-row-height="0.3507in"/>
    </style:style>
    <style:style style:name="Table21.A1" style:family="table-cell">
      <style:table-cell-properties fo:padding="0.0382in" fo:border="0.05pt solid #000000"/>
    </style:style>
    <style:style style:name="EmbeddingACBF"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EmbeddingACBF.A" style:family="table-column">
      <style:table-column-properties style:column-width="1.8181in" style:rel-column-width="17801*"/>
    </style:style>
    <style:style style:name="EmbeddingACBF.B" style:family="table-column">
      <style:table-column-properties style:column-width="1.6097in" style:rel-column-width="15761*"/>
    </style:style>
    <style:style style:name="EmbeddingACBF.C" style:family="table-column">
      <style:table-column-properties style:column-width="3.2653in" style:rel-column-width="31973*"/>
    </style:style>
    <style:style style:name="EmbeddingACBF.1" style:family="table-row">
      <style:table-row-properties fo:background-color="transparent" style:keep-together="true" fo:keep-together="auto">
        <style:background-image/>
      </style:table-row-properties>
    </style:style>
    <style:style style:name="EmbeddingACBF.A1" style:family="table-cell">
      <style:table-cell-properties style:vertical-align="" fo:background-color="#7e0021" fo:padding="0.0382in" fo:border-left="0.05pt solid #000000" fo:border-right="none" fo:border-top="0.05pt solid #000000" fo:border-bottom="0.05pt solid #000000" style:writing-mode="page">
        <style:background-image/>
      </style:table-cell-properties>
    </style:style>
    <style:style style:name="EmbeddingACBF.C1" style:family="table-cell">
      <style:table-cell-properties style:vertical-align="" fo:background-color="#7e0021" fo:padding="0.0382in" fo:border="0.05pt solid #000000" style:writing-mode="page">
        <style:background-image/>
      </style:table-cell-properties>
    </style:style>
    <style:style style:name="EmbeddingACBF.A2" style:family="table-cell">
      <style:table-cell-properties fo:padding="0.0382in" fo:border-left="0.05pt solid #000000" fo:border-right="none" fo:border-top="none" fo:border-bottom="0.05pt solid #000000"/>
    </style:style>
    <style:style style:name="EmbeddingACBF.B2" style:family="table-cell">
      <style:table-cell-properties fo:padding="0.0382in" fo:border-left="0.05pt solid #000000" fo:border-right="none" fo:border-top="none" fo:border-bottom="0.05pt solid #000000"/>
    </style:style>
    <style:style style:name="EmbeddingACBF.C2" style:family="table-cell">
      <style:table-cell-properties fo:padding="0.0382in" fo:border-left="0.05pt solid #000000" fo:border-right="0.05pt solid #000000" fo:border-top="none" fo:border-bottom="0.05pt solid #000000"/>
    </style:style>
    <style:style style:name="EmbeddingACBF.A3" style:family="table-cell">
      <style:table-cell-properties fo:padding="0.0382in" fo:border-left="0.05pt solid #000000" fo:border-right="none" fo:border-top="none" fo:border-bottom="0.05pt solid #000000"/>
    </style:style>
    <style:style style:name="EmbeddingACBF.B3" style:family="table-cell">
      <style:table-cell-properties fo:padding="0.0382in" fo:border-left="0.05pt solid #000000" fo:border-right="none" fo:border-top="none" fo:border-bottom="0.05pt solid #000000"/>
    </style:style>
    <style:style style:name="EmbeddingACBF.C3" style:family="table-cell">
      <style:table-cell-properties fo:padding="0.0382in" fo:border-left="0.05pt solid #000000" fo:border-right="0.05pt solid #000000" fo:border-top="none" fo:border-bottom="0.05pt solid #000000"/>
    </style:style>
    <style:style style:name="EmbeddingACBF.A4" style:family="table-cell">
      <style:table-cell-properties fo:padding="0.0382in" fo:border-left="0.05pt solid #000000" fo:border-right="none" fo:border-top="none" fo:border-bottom="0.05pt solid #000000"/>
    </style:style>
    <style:style style:name="EmbeddingACBF.B4" style:family="table-cell">
      <style:table-cell-properties fo:padding="0.0382in" fo:border-left="0.05pt solid #000000" fo:border-right="none" fo:border-top="none" fo:border-bottom="0.05pt solid #000000"/>
    </style:style>
    <style:style style:name="EmbeddingACBF.C4"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color="#666666" style:font-name="DejaVu Sans" fo:font-size="24pt" fo:font-weight="bold" style:font-size-asian="24pt" style:font-weight-asian="bold" style:font-size-complex="24pt" style:font-weight-complex="bold"/>
    </style:style>
    <style:style style:name="P2" style:family="paragraph" style:parent-style-name="Text_20_body">
      <style:text-properties fo:language="en" fo:country="US"/>
    </style:style>
    <style:style style:name="P3" style:family="paragraph" style:parent-style-name="Text_20_body">
      <style:text-properties fo:language="en" fo:country="U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style:font-size-asian="11pt" style:font-size-complex="11pt"/>
    </style:style>
    <style:style style:name="P8" style:family="paragraph" style:parent-style-name="Table_20_Contents">
      <style:paragraph-properties fo:text-align="center" style:justify-single-word="false"/>
      <style:text-properties fo:font-size="11pt" fo:language="en" fo:country="US" style:font-size-asian="11pt" style:font-size-complex="11pt"/>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en" fo:country="US"/>
    </style:style>
    <style:style style:name="P11" style:family="paragraph" style:parent-style-name="Table_20_Contents">
      <style:paragraph-properties fo:text-align="justify" style:justify-single-word="false"/>
      <style:text-properties fo:language="en" fo:country="US"/>
    </style:style>
    <style:style style:name="P12" style:family="paragraph" style:parent-style-name="Table_20_Contents">
      <style:paragraph-properties fo:text-align="justify" style:justify-single-word="false"/>
    </style:style>
    <style:style style:name="P13" style:family="paragraph" style:parent-style-name="Table_20_Heading">
      <style:text-properties fo:color="#ffffff" style:font-name="DejaVu Sans" fo:font-size="11pt" style:font-size-asian="11pt" style:font-size-complex="11pt"/>
    </style:style>
    <style:style style:name="P14" style:family="paragraph" style:parent-style-name="Pre-Header">
      <style:paragraph-properties fo:break-before="page"/>
    </style:style>
    <style:style style:name="P15" style:family="paragraph" style:parent-style-name="Contents_20_Heading">
      <style:paragraph-properties fo:break-before="page"/>
    </style:style>
    <style:style style:name="P16" style:family="paragraph" style:parent-style-name="Pre-Header">
      <style:text-properties fo:color="#666666" style:font-name="DejaVu Sans" fo:font-size="16pt" fo:font-weight="bold" style:font-size-asian="16pt" style:font-weight-asian="bold" style:font-size-complex="16pt" style:font-weight-complex="bold"/>
    </style:style>
    <style:style style:name="P17" style:family="paragraph" style:parent-style-name="Code">
      <style:text-properties fo:language="en" fo:country="US"/>
    </style:style>
    <style:style style:name="P18" style:family="paragraph" style:parent-style-name="Pre-Header">
      <style:paragraph-properties fo:margin-left="0in" fo:margin-right="0in" fo:text-indent="0in" style:auto-text-indent="fals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2">
      <style:paragraph-properties>
        <style:tab-stops>
          <style:tab-stop style:position="6.4965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Contents_20_4">
      <style:paragraph-properties>
        <style:tab-stops>
          <style:tab-stop style:position="6.1035in"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2">
      <style:text-properties fo:font-style="italic" style:font-style-asian="italic" style:font-style-complex="italic"/>
    </style:style>
    <style:style style:name="P26" style:family="paragraph" style:parent-style-name="Text_20_body" style:list-style-name="L3"/>
    <style:style style:name="P27" style:family="paragraph" style:parent-style-name="Text_20_body" style:list-style-name="L4"/>
    <style:style style:name="P28" style:family="paragraph" style:parent-style-name="Heading_20_1">
      <style:paragraph-properties fo:break-before="page"/>
    </style:style>
    <style:style style:name="P29" style:family="paragraph" style:parent-style-name="Heading_20_2">
      <style:text-properties fo:font-style="normal" style:font-style-asian="normal" style:font-style-complex="normal"/>
    </style:style>
    <style:style style:name="P30" style:family="paragraph" style:parent-style-name="References" style:list-style-name="L5"/>
    <style:style style:name="P31" style:family="paragraph" style:parent-style-name="References" style:list-style-name="L5">
      <style:text-properties fo:language="en" fo:country="U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style:text-position="super 58%" fo:font-size="15pt" fo:font-weight="bold" style:font-size-asian="15pt" style:font-weight-asian="bold" style:font-size-complex="15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Advanced Comic Book Format</text:p>
      <text:p text:style-name="P1">Specifications</text:p>
      <text:p text:style-name="P1">ver. 1.0</text:p>
      <text:p text:style-name="P14">Licence</text:p>
      <text:p text:style-name="Text_20_body">This work is licensed under the Creative Commons Attribution-ShareAlike 3.0 Unported License. To view a copy of this license, visit http://creativecommons.org/licenses/by-sa/3.0/ or send a letter to Creative Commons, 444 Castro Street, Suite 900, Mountain View, California, 94041, USA.</text:p>
      <text:p text:style-name="Standard"/>
      <text:p text:style-name="P16">Document History</text:p>
      <table:table table:name="DocumentHistory" table:style-name="DocumentHistory">
        <table:table-column table:style-name="DocumentHistory.A"/>
        <table:table-column table:style-name="DocumentHistory.B"/>
        <table:table-column table:style-name="DocumentHistory.C"/>
        <table:table-column table:style-name="DocumentHistory.D"/>
        <table:table-header-rows>
          <table:table-row>
            <table:table-cell table:style-name="DocumentHistory.A1" office:value-type="string">
              <text:p text:style-name="Table_20_Heading">Version</text:p>
            </table:table-cell>
            <table:table-cell table:style-name="DocumentHistory.A1" office:value-type="string">
              <text:p text:style-name="P13">Date</text:p>
            </table:table-cell>
            <table:table-cell table:style-name="DocumentHistory.A1" office:value-type="string">
              <text:p text:style-name="P13">Author</text:p>
            </table:table-cell>
            <table:table-cell table:style-name="DocumentHistory.D1" office:value-type="string">
              <text:p text:style-name="P13">Description</text:p>
            </table:table-cell>
          </table:table-row>
        </table:table-header-rows>
        <table:table-row>
          <table:table-cell table:style-name="DocumentHistory.A12" office:value-type="string">
            <text:p text:style-name="P7">0.1</text:p>
          </table:table-cell>
          <table:table-cell table:style-name="DocumentHistory.B12" office:value-type="string">
            <text:p text:style-name="P7">13.12.2011</text:p>
          </table:table-cell>
          <table:table-cell table:style-name="DocumentHistory.C12" office:value-type="string">
            <text:p text:style-name="P6">Róbert Pastierovič</text:p>
          </table:table-cell>
          <table:table-cell table:style-name="DocumentHistory.D12" office:value-type="string">
            <text:p text:style-name="Table_20_Contents">Initial document structure + Introduction <text:span text:style-name="T1">chapter</text:span></text:p>
          </table:table-cell>
        </table:table-row>
        <table:table-row>
          <table:table-cell table:style-name="DocumentHistory.A12" office:value-type="string">
            <text:p text:style-name="P7">0.2</text:p>
          </table:table-cell>
          <table:table-cell table:style-name="DocumentHistory.B12" office:value-type="string">
            <text:p text:style-name="P7">15.12.2011</text:p>
          </table:table-cell>
          <table:table-cell table:style-name="DocumentHistory.C12" office:value-type="string">
            <text:p text:style-name="P6">Róbert Pastierovič</text:p>
          </table:table-cell>
          <table:table-cell table:style-name="DocumentHistory.D12" office:value-type="string">
            <text:p text:style-name="Table_20_Contents">High Level Document Structure described as well as Book-info subsection from inside the Meta-data section</text:p>
          </table:table-cell>
        </table:table-row>
        <table:table-row>
          <table:table-cell table:style-name="DocumentHistory.A12" office:value-type="string">
            <text:p text:style-name="P7">0.3</text:p>
          </table:table-cell>
          <table:table-cell table:style-name="DocumentHistory.B12" office:value-type="string">
            <text:p text:style-name="P7">20.12.2011</text:p>
          </table:table-cell>
          <table:table-cell table:style-name="DocumentHistory.C12" office:value-type="string">
            <text:p text:style-name="P6">Róbert Pastierovič</text:p>
          </table:table-cell>
          <table:table-cell table:style-name="DocumentHistory.D12" office:value-type="string">
            <text:p text:style-name="Table_20_Contents">Book-Info, Publish-Info and Document-Info sections written</text:p>
          </table:table-cell>
        </table:table-row>
        <table:table-row>
          <table:table-cell table:style-name="DocumentHistory.A12" office:value-type="string">
            <text:p text:style-name="P8">0.4</text:p>
          </table:table-cell>
          <table:table-cell table:style-name="DocumentHistory.B12" office:value-type="string">
            <text:p text:style-name="P8">21.12.2011</text:p>
          </table:table-cell>
          <table:table-cell table:style-name="DocumentHistory.C12" office:value-type="string">
            <text:p text:style-name="P6">Róbert Pastierovič</text:p>
          </table:table-cell>
          <table:table-cell table:style-name="DocumentHistory.D12" office:value-type="string">
            <text:p text:style-name="P10">Body, References and Data sections written. That should basically define the whole document structure.</text:p>
          </table:table-cell>
        </table:table-row>
        <table:table-row>
          <table:table-cell table:style-name="DocumentHistory.A12" office:value-type="string">
            <text:p text:style-name="P8">0.5</text:p>
          </table:table-cell>
          <table:table-cell table:style-name="DocumentHistory.B12" office:value-type="string">
            <text:p text:style-name="P8">31.12.2011</text:p>
          </table:table-cell>
          <table:table-cell table:style-name="DocumentHistory.C12" office:value-type="string">
            <text:p text:style-name="P6">Róbert Pastierovič</text:p>
          </table:table-cell>
          <table:table-cell table:style-name="DocumentHistory.D12" office:value-type="string">
            <text:p text:style-name="P10">Added &lt;history&gt; to document-info section. Added definition for <text:span text:style-name="T5">href</text:span> attribute of &lt;image&gt; element.</text:p>
          </table:table-cell>
        </table:table-row>
        <table:table-row>
          <table:table-cell table:style-name="DocumentHistory.A12" office:value-type="string">
            <text:p text:style-name="P8">0.6</text:p>
          </table:table-cell>
          <table:table-cell table:style-name="DocumentHistory.B12" office:value-type="string">
            <text:p text:style-name="P8">2.1.2012</text:p>
          </table:table-cell>
          <table:table-cell table:style-name="DocumentHistory.C12" office:value-type="string">
            <text:p text:style-name="P6">Róbert Pastierovič</text:p>
          </table:table-cell>
          <table:table-cell table:style-name="DocumentHistory.D12" office:value-type="string">
            <text:p text:style-name="P10">Added &lt;text-layer&gt; description inside &lt;languages&gt; element in meta-data section (&lt;lang&gt; element was removed).</text:p>
          </table:table-cell>
        </table:table-row>
        <table:table-row>
          <table:table-cell table:style-name="DocumentHistory.A12" office:value-type="string">
            <text:p text:style-name="P8">0.7</text:p>
          </table:table-cell>
          <table:table-cell table:style-name="DocumentHistory.B12" office:value-type="string">
            <text:p text:style-name="P8">3.1.2012</text:p>
          </table:table-cell>
          <table:table-cell table:style-name="DocumentHistory.C12" office:value-type="string">
            <text:p text:style-name="P6">Róbert Pastierovič</text:p>
          </table:table-cell>
          <table:table-cell table:style-name="DocumentHistory.D12" office:value-type="string">
            <text:p text:style-name="P10">Added &lt;p&gt; element to &lt;source&gt; elelement in &lt;document-info&gt; section</text:p>
          </table:table-cell>
        </table:table-row>
        <table:table-row>
          <table:table-cell table:style-name="DocumentHistory.A12" office:value-type="string">
            <text:p text:style-name="P8">0.8</text:p>
          </table:table-cell>
          <table:table-cell table:style-name="DocumentHistory.B12" office:value-type="string">
            <text:p text:style-name="P8">4.1.2012</text:p>
          </table:table-cell>
          <table:table-cell table:style-name="DocumentHistory.C12" office:value-type="string">
            <text:p text:style-name="P6">Róbert Pastierovič</text:p>
          </table:table-cell>
          <table:table-cell table:style-name="DocumentHistory.D12" office:value-type="string">
            <text:p text:style-name="P10">Added &lt;characters&gt; element to book-info section</text:p>
          </table:table-cell>
        </table:table-row>
        <table:table-row>
          <table:table-cell table:style-name="DocumentHistory.A12" office:value-type="string">
            <text:p text:style-name="P8">0.9</text:p>
          </table:table-cell>
          <table:table-cell table:style-name="DocumentHistory.B12" office:value-type="string">
            <text:p text:style-name="P8">15.1.2012</text:p>
          </table:table-cell>
          <table:table-cell table:style-name="DocumentHistory.C12" office:value-type="string">
            <text:p text:style-name="P6">Róbert Pastierovič</text:p>
          </table:table-cell>
          <table:table-cell table:style-name="DocumentHistory.D12" office:value-type="string">
            <text:p text:style-name="P10">Added &lt;DatabaseRef&gt; element description</text:p>
          </table:table-cell>
        </table:table-row>
        <table:table-row>
          <table:table-cell table:style-name="DocumentHistory.A12" office:value-type="string">
            <text:p text:style-name="P8">0.9.1</text:p>
          </table:table-cell>
          <table:table-cell table:style-name="DocumentHistory.B12" office:value-type="string">
            <text:p text:style-name="P8">20.1.2012</text:p>
          </table:table-cell>
          <table:table-cell table:style-name="DocumentHistory.C12" office:value-type="string">
            <text:p text:style-name="P6">Róbert Pastierovič</text:p>
          </table:table-cell>
          <table:table-cell table:style-name="DocumentHistory.D12" office:value-type="string">
            <text:p text:style-name="P10">Added chapter about embedding of ACBF files and compatibility with popular formats</text:p>
          </table:table-cell>
        </table:table-row>
        <table:table-row>
          <table:table-cell table:style-name="DocumentHistory.A12" office:value-type="string">
            <text:p text:style-name="P8">1.0</text:p>
          </table:table-cell>
          <table:table-cell table:style-name="DocumentHistory.B12" office:value-type="string">
            <text:p text:style-name="P8">1.4.2012</text:p>
          </table:table-cell>
          <table:table-cell table:style-name="DocumentHistory.C12" office:value-type="string">
            <text:p text:style-name="P6">Róbert Pastierovič</text:p>
          </table:table-cell>
          <table:table-cell table:style-name="DocumentHistory.D12" office:value-type="string">
            <text:p text:style-name="P10">Specifications for 1.0 released finished</text:p>
          </table:table-cell>
        </table:table-row>
      </table:table>
      <text:p text:style-name="Standard"/>
      <text:p text:style-name="Pre-Header">Used Abbreviations</text:p>
      <table:table table:name="UsedAbbreviations" table:style-name="UsedAbbreviations">
        <table:table-column table:style-name="UsedAbbreviations.A"/>
        <table:table-column table:style-name="UsedAbbreviations.B"/>
        <table:table-header-rows>
          <table:table-row table:style-name="UsedAbbreviations.1">
            <table:table-cell table:style-name="UsedAbbreviations.A1" office:value-type="string">
              <text:p text:style-name="Table_20_Heading">Abbreviation</text:p>
            </table:table-cell>
            <table:table-cell table:style-name="UsedAbbreviations.B1" office:value-type="string">
              <text:p text:style-name="Table_20_Heading">Description</text:p>
            </table:table-cell>
          </table:table-row>
        </table:table-header-rows>
        <table:table-row>
          <table:table-cell table:style-name="UsedAbbreviations.A5" office:value-type="string">
            <text:p text:style-name="P5">ACBF</text:p>
          </table:table-cell>
          <table:table-cell table:style-name="UsedAbbreviations.B5" office:value-type="string">
            <text:p text:style-name="P9">Advanced Comic Book Format</text:p>
          </table:table-cell>
        </table:table-row>
        <table:table-row>
          <table:table-cell table:style-name="UsedAbbreviations.A5" office:value-type="string">
            <text:p text:style-name="P5">CBR, CBZ</text:p>
          </table:table-cell>
          <table:table-cell table:style-name="UsedAbbreviations.B5" office:value-type="string">
            <text:p text:style-name="P9">Comic Book Archive file format (last letter defines how it is compressed R = RAR, Z = Zip etc.)</text:p>
          </table:table-cell>
        </table:table-row>
        <table:table-row>
          <table:table-cell table:style-name="UsedAbbreviations.A5" office:value-type="string">
            <text:p text:style-name="P5">XML</text:p>
          </table:table-cell>
          <table:table-cell table:style-name="UsedAbbreviations.B5" office:value-type="string">
            <text:p text:style-name="P9">Extensible Markup Language</text:p>
          </table:table-cell>
        </table:table-row>
        <table:table-row>
          <table:table-cell table:style-name="UsedAbbreviations.A5" office:value-type="string">
            <text:p text:style-name="P5"/>
          </table:table-cell>
          <table:table-cell table:style-name="UsedAbbreviations.B5" office:value-type="string">
            <text:p text:style-name="P9"/>
          </table:table-cell>
        </table:table-row>
      </table:table>
      <text:p text:style-name="Pre-Header"><text:soft-pag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Contents</text:p>
          </text:index-title>
          <text:p text:style-name="P19">Introduction<text:tab/>6</text:p>
          <text:p text:style-name="P19">High Level Document Structure<text:tab/>6</text:p>
          <text:p text:style-name="P19">Meta-data Section Definition<text:tab/>7</text:p>
          <text:p text:style-name="P20">Book-info section<text:tab/>7</text:p>
          <text:p text:style-name="P21">Author<text:tab/>8</text:p>
          <text:p text:style-name="P21">Book-title<text:tab/>9</text:p>
          <text:p text:style-name="P21">Genre<text:tab/>9</text:p>
          <text:p text:style-name="P21">Characters<text:tab/>9</text:p>
          <text:p text:style-name="P21">Annotation<text:tab/>10</text:p>
          <text:p text:style-name="P21">Keywords<text:tab/>10</text:p>
          <text:p text:style-name="P21">Coverpage<text:tab/>10</text:p>
          <text:p text:style-name="P21">Languages<text:tab/>10</text:p>
          <text:p text:style-name="P22">Text-layer<text:tab/>11</text:p>
          <text:p text:style-name="P21">Sequence<text:tab/>11</text:p>
          <text:p text:style-name="P21">DatabaseRef<text:tab/>11</text:p>
          <text:p text:style-name="P20">Publish-Info Section<text:tab/>12</text:p>
          <text:p text:style-name="P21">Publisher<text:tab/>12</text:p>
          <text:p text:style-name="P21">Publish-date<text:tab/>12</text:p>
          <text:p text:style-name="P21">City<text:tab/>12</text:p>
          <text:p text:style-name="P21">ISBN<text:tab/>12</text:p>
          <text:p text:style-name="P21">License<text:tab/>13</text:p>
          <text:p text:style-name="P20">Document-Info Section<text:tab/>13</text:p>
          <text:p text:style-name="P21">Author<text:tab/>13</text:p>
          <text:p text:style-name="P21">Creation-date<text:tab/>13</text:p>
          <text:p text:style-name="P21">Source<text:tab/>13</text:p>
          <text:p text:style-name="P21">ID<text:tab/>14</text:p>
          <text:p text:style-name="P21">Version<text:tab/>14</text:p>
          <text:p text:style-name="P21">History<text:tab/>14</text:p>
          <text:p text:style-name="P19">Body Section Definition<text:tab/>14</text:p>
          <text:p text:style-name="P20">Page<text:tab/>14</text:p>
          <text:p text:style-name="P20">Title<text:tab/>15</text:p>
          <text:p text:style-name="P20">Image<text:tab/>15</text:p>
          <text:p text:style-name="P20">Text-layer<text:tab/>15</text:p>
          <text:p text:style-name="P21">Text-area<text:tab/>16</text:p>
          <text:p text:style-name="P21">P<text:tab/>16</text:p>
          <text:p text:style-name="P22">Strong<text:tab/>17</text:p>
          <text:p text:style-name="P22">Emphasis<text:tab/>17</text:p>
          <text:p text:style-name="P22">Commentary<text:tab/>17</text:p>
          <text:p text:style-name="P22">Strikethrough<text:tab/>17</text:p>
          <text:p text:style-name="P22">Sub<text:tab/>17</text:p>
          <text:p text:style-name="P22">Sup<text:tab/>17</text:p>
          <text:p text:style-name="P22">Code<text:tab/>17</text:p>
          <text:p text:style-name="P22">Inverted<text:tab/>17</text:p>
          <text:p text:style-name="P22">A<text:tab/>18</text:p>
          <text:p text:style-name="P20">Frame<text:tab/>18</text:p>
          <text:p text:style-name="P19">References Section Definition<text:tab/>18</text:p>
          <text:p text:style-name="P20">Reference<text:tab/>18</text:p>
          <text:p text:style-name="P21">P<text:tab/>19</text:p>
          <text:p text:style-name="P19">Data Section Definition<text:tab/>19</text:p>
          <text:p text:style-name="P20"><text:soft-page-break/>Binary<text:tab/>19</text:p>
          <text:p text:style-name="P19">Embedding ACBF files and compatibility with popular comic book formats<text:tab/>19</text:p>
          <text:p text:style-name="P19">References<text:tab/>20</text:p>
        </text:index-body>
      </text:table-of-content>
      <text:p text:style-name="P18"/>
      <text:h text:style-name="P28" text:outline-level="1">Introduction</text:h>
      <text:p text:style-name="Text_20_body">Advanced Comic Book Format (ACBF) specification is a distribution and interchange format for digital comic books. ACBF specification defines a means of representing structured and semantically enhanced content used in comic books. In contrast to widely used Comic Book Archive (CBR, CBZ …)<text:span text:style-name="T4"><text:bookmark-ref text:reference-format="number-no-superior" text:ref-name="__RefNumPara__662_43118272">[1]</text:bookmark-ref></text:span>, content is represented in separate graphic and text layer(s) as well as comic book <text:span text:style-name="T1">structure and </text:span>meta-data <text:span text:style-name="T1">are</text:span> present.</text:p>
      <text:p text:style-name="Text_20_body">Some of the requirements <text:span text:style-name="T1">defined </text:span>for the ACBF are:</text:p>
      <text:list xml:id="list1136100927" text:style-name="L1">
        <text:list-item>
          <text:p text:style-name="P23">Definition of comic book meta-data</text:p>
        </text:list-item>
        <text:list-item>
          <text:p text:style-name="P23">Definition of comic book structure (pages, frames) as well as order in which they follow</text:p>
        </text:list-item>
        <text:list-item>
          <text:p text:style-name="P23">Definition of text layer separate from background graphics as well as reading order of text areas in it</text:p>
        </text:list-item>
        <text:list-item>
          <text:p text:style-name="P23">Definition of semantics on the text layer (e.g. speech, commentary, emphasis, code <text:s/>…)</text:p>
        </text:list-item>
        <text:list-item>
          <text:p text:style-name="P23">Support for more text layers in one document (translations to different languages)</text:p>
        </text:list-item>
      </text:list>
      <text:p text:style-name="Text_20_body">ACBF aims to be used as a digital comic book format that is able to properly represent any comic books content and at the same time be suitable for automatic processing, indexing, comic book collection management and conversion into other formats.</text:p>
      <text:p text:style-name="Text_20_body">ACBF is an extension of XML. Some inspiration regarding meta-data and semantics of the text layer comes from Fictionbook<text:span text:style-name="T4"><text:bookmark-ref text:reference-format="number-no-superior" text:ref-name="__RefNumPara__664_43118272">[2]</text:bookmark-ref></text:span> (file format that is used for electronic books distribution) and inspiration for comic book structure comes from ACV 2<text:span text:style-name="T4"><text:bookmark-ref text:reference-format="number-no-superior" text:ref-name="__RefNumPara__666_43118272">[3]</text:bookmark-ref></text:span> (comic book format used by Droid Comic Viewer).</text:p>
      <text:p text:style-name="Text_20_body">ACBF does not use any kind of DRM (Digital Rights Management) and all specifications are open.</text:p>
      <text:h text:style-name="Heading_20_1" text:outline-level="1">High Level Document Structure</text:h>
      <text:p text:style-name="P2">ACBF is an extension of XML version 1.0. The entire document is enclosed in &lt;ACBF&gt; element and uses just its own ACBF namespace.</text:p>
      <text:p text:style-name="P2">Meta-data section contains the generic information about the comic book (title, author, publish date etc.) as well as publishing information (publisher, publish date) and information about particular ACBF document (document author, creation date …).</text:p>
      <text:p text:style-name="P2">Body section contains the comic book content, including definition of pages, frames, (links to) images and text layers.</text:p>
      <text:p text:style-name="P2"><text:soft-page-break/>At the end of the document in the data section there are &lt;binary&gt; elements where <text:s/>all images and other binary data used in the entire document may be stored. These images are converted to BASE64.</text:p>
      <table:table table:name="XMLoverview" table:style-name="XMLoverview">
        <table:table-column table:style-name="XMLoverview.A"/>
        <table:table-row table:style-name="XMLoverview.1">
          <table:table-cell table:style-name="XMLoverview.A1" office:value-type="string">
            <text:p text:style-name="Code">&lt;?xml version="1.0" encoding="utf-8"?&gt;</text:p>
            <text:p text:style-name="Code">&lt;ACBF xmlns="http://www.fictionbook-lib.org/xml/acbf/1.0"&gt;</text:p>
            <text:p text:style-name="Code"><text:s/>&lt;meta-data&gt;</text:p>
            <text:p text:style-name="Code"><text:s text:c="2"/>&lt;book-info&gt;</text:p>
            <text:p text:style-name="Code"><text:s text:c="4"/>...</text:p>
            <text:p text:style-name="Code"><text:s text:c="2"/>&lt;/book-info&gt;</text:p>
            <text:p text:style-name="Code"><text:s text:c="2"/>&lt;publish-info&gt;</text:p>
            <text:p text:style-name="Code"><text:s text:c="4"/>...</text:p>
            <text:p text:style-name="Code"><text:s text:c="2"/>&lt;/publish-info&gt;</text:p>
            <text:p text:style-name="Code"><text:s text:c="2"/>&lt;document-info&gt;</text:p>
            <text:p text:style-name="Code"><text:s text:c="3"/>...</text:p>
            <text:p text:style-name="Code"><text:s text:c="2"/>&lt;/document-info&gt;</text:p>
            <text:p text:style-name="Code"><text:s/>&lt;/meta-data&gt;</text:p>
            <text:p text:style-name="Code"><text:s/>&lt;body&gt;</text:p>
            <text:p text:style-name="Code"><text:s text:c="2"/>&lt;page title="<text:span text:style-name="T1">Chapter 1: </text:span>How it All Began"&gt;</text:p>
            <text:p text:style-name="Code"><text:s text:c="3"/>&lt;image href="#page1.jpg"/&gt;</text:p>
            <text:p text:style-name="Code"><text:s text:c="3"/>&lt;text-layer lang="en"&gt;</text:p>
            <text:p text:style-name="Code"><text:s text:c="4"/>...</text:p>
            <text:p text:style-name="Code"><text:s text:c="3"/>&lt;/text-layer&gt;</text:p>
            <text:p text:style-name="Code"><text:s text:c="3"/>&lt;frame points="10,75 650,137 650,562 10,562"&gt;</text:p>
            <text:p text:style-name="Code"><text:s text:c="4"/>...</text:p>
            <text:p text:style-name="Code"><text:s text:c="3"/>&lt;/frame&gt;</text:p>
            <text:p text:style-name="Code"><text:s text:c="2"/>&lt;/page&gt;</text:p>
            <text:p text:style-name="Code"><text:s/>&lt;/body&gt;</text:p>
            <text:p text:style-name="Code"><text:s/><text:span text:style-name="T1">&lt;</text:span>references<text:span text:style-name="T1">&gt;</text:span></text:p>
            <text:p text:style-name="P17"><text:s text:c="3"/>&lt;reference&gt;...&lt;/reference&gt;</text:p>
            <text:p text:style-name="P17"><text:s/>&lt;/references&gt;</text:p>
            <text:p text:style-name="Code"><text:s/>&lt;data&gt;</text:p>
            <text:p text:style-name="Code"><text:s text:c="2"/>&lt;binary id="page1.jpg" content-type="image/jpeg"&gt;BASE64string&lt;/binary&gt;</text:p>
            <text:p text:style-name="Code"><text:s/>&lt;/data&gt;</text:p>
            <text:p text:style-name="Code">&lt;/ACBF&gt;</text:p>
          </table:table-cell>
        </table:table-row>
      </table:table>
      <text:p text:style-name="Text_20_body">No stylesheet declaration is part of current specification. Styles to render text layers are supposed to be defined by the viewer application (user).</text:p>
      <text:h text:style-name="Heading_20_1" text:outline-level="1">Meta-data <text:span text:style-name="T1">Section </text:span>Definition</text:h>
      <text:p text:style-name="Text_20_body">Meta-data section contains &lt;book-info&gt;, &lt;publish-info&gt; and &lt;document-info&gt; sections.</text:p>
      <text:h text:style-name="Heading_20_2" text:outline-level="2">Book-info section</text:h>
      <text:p text:style-name="Text_20_body">This chapter describes elements and their attributes present inside the &lt;book-info&gt; section.</text:p>
      <table:table table:name="Table1" table:style-name="Table1">
        <table:table-column table:style-name="Table1.A"/>
        <table:table-row table:style-name="Table1.1">
          <table:table-cell table:style-name="Table1.A1" office:value-type="string">
            <text:p text:style-name="Code"><text:s text:c="2"/>&lt;book-info&gt;</text:p>
            <text:p text:style-name="Code"><text:s text:c="4"/>&lt;author&gt;...&lt;/author&gt;</text:p>
            <text:p text:style-name="Code"><text:s text:c="4"/>&lt;book-title&gt;...&lt;/book-title&gt;</text:p>
            <text:p text:style-name="Code"><text:s text:c="4"/>&lt;genre&gt;...&lt;/genre&gt;</text:p>
            <text:p text:style-name="Code"><text:s text:c="4"/>&lt;annotation&gt;...&lt;/annotation&gt;</text:p>
            <text:p text:style-name="Code"><text:soft-page-break/><text:s text:c="4"/>&lt;keywords&gt;&lt;/keywords&gt;</text:p>
            <text:p text:style-name="Code"><text:s text:c="4"/>&lt;coverpage&gt;...&lt;/coverpage&gt;</text:p>
            <text:p text:style-name="Code"><text:s text:c="4"/>&lt;languages&gt;...&lt;/languages&gt;</text:p>
            <text:p text:style-name="Code"><text:s text:c="4"/>&lt;sequence&gt;..&lt;/sequence&gt;</text:p>
            <text:p text:style-name="Code"><text:s text:c="2"/>&lt;/book-info&gt;</text:p>
          </table:table-cell>
        </table:table-row>
      </table:table>
      <text:h text:style-name="Heading_20_3" text:outline-level="3">Author</text:h>
      <text:p text:style-name="Text_20_body">Defines author of particular comic book.</text:p>
      <text:p text:style-name="Text_20_body">Occurence: mandatory, can occur more than once in case there are more authors of particular comic book.</text:p>
      <text:p text:style-name="Text_20_body">It has an optional attribute <text:span text:style-name="T5">activity</text:span>, which defines activity that particular author carried out on the comic book. Following is a list of allowed values:</text:p>
      <text:list xml:id="list888381406" text:style-name="L2">
        <text:list-item>
          <text:p text:style-name="P24"><text:span text:style-name="T5">Writer</text:span> (story was written by)</text:p>
        </text:list-item>
        <text:list-item>
          <text:p text:style-name="P24"><text:span text:style-name="T5">Adapter</text:span> (in case the comic book story is adaptation of story written by someone else)</text:p>
        </text:list-item>
        <text:list-item>
          <text:p text:style-name="P24"><text:span text:style-name="T5">Artist </text:span><text:span text:style-name="T6">(art was drawn by)</text:span></text:p>
        </text:list-item>
        <text:list-item>
          <text:p text:style-name="P24"><text:span text:style-name="T5">Penciller </text:span><text:span text:style-name="T6">(penciller, inker, colorist and leterrer attribute value may be used in case art was created in collaboration by a group of different artists)</text:span></text:p>
        </text:list-item>
        <text:list-item>
          <text:p text:style-name="P25">Inker</text:p>
        </text:list-item>
        <text:list-item>
          <text:p text:style-name="P25">Colorist</text:p>
        </text:list-item>
        <text:list-item>
          <text:p text:style-name="P25">Letterer <text:span text:style-name="T6">(in case texts are handwritten)</text:span></text:p>
        </text:list-item>
        <text:list-item>
          <text:p text:style-name="P25">CoverArtist <text:span text:style-name="T6">(created comic book cover)</text:span></text:p>
        </text:list-item>
        <text:list-item>
          <text:p text:style-name="P25">Editor</text:p>
        </text:list-item>
        <text:list-item>
          <text:p text:style-name="P25">Translator</text:p>
        </text:list-item>
      </text:list>
      <text:p text:style-name="Text_20_body">Another optional attribute <text:span text:style-name="T5">lang</text:span> defines the language into which particular author (translator) translated the comic book. It may be used in element describing writer, letterer as well.</text:p>
      <text:p text:style-name="Text_20_body">This element has 6 child elements: &lt;first-name&gt;, &lt;middle-name&gt;, &lt;last-name&gt;, &lt;nickname&gt;, &lt;home-page&gt; and &lt;email&gt;. Author element must contain either &lt;first-name&gt; and &lt;last-name&gt; or just &lt;nickname&gt;. Other elements are in both allowed cases optional.</text:p>
      <table:table table:name="Table2" table:style-name="Table2">
        <table:table-column table:style-name="Table2.A"/>
        <table:table-row table:style-name="Table2.1">
          <table:table-cell table:style-name="Table2.A1" office:value-type="string">
            <text:p text:style-name="Code"><text:s text:c="2"/>&lt;author activity=“Writer“&gt;</text:p>
            <text:p text:style-name="Code"><text:s text:c="4"/>&lt;first-name&gt;...&lt;/first-name&gt;</text:p>
            <text:p text:style-name="Code"><text:s text:c="4"/>&lt;middle-name&gt;...&lt;/middle-name&gt;</text:p>
            <text:p text:style-name="Code"><text:s text:c="4"/>&lt;last-name&gt;...&lt;/last-name&gt;</text:p>
            <text:p text:style-name="Code"><text:s text:c="4"/>&lt;nickname&gt;...&lt;/nickname&gt;</text:p>
            <text:p text:style-name="Code"><text:s text:c="4"/>&lt;home-page&gt;...&lt;/home-page&gt;</text:p>
            <text:p text:style-name="Code"><text:s text:c="4"/>&lt;email&gt;...&lt;/email&gt;</text:p>
            <text:p text:style-name="Code"><text:s text:c="2"/>&lt;/author&gt;</text:p>
          </table:table-cell>
        </table:table-row>
      </table:table>
      <text:h text:style-name="Heading_20_3" text:outline-level="3"><text:soft-page-break/>Book-title</text:h>
      <text:p text:style-name="Text_20_body">Contains title of the comic book.</text:p>
      <text:p text:style-name="Text_20_body">Occurence: mandatory, occurs just once</text:p>
      <text:h text:style-name="Heading_20_3" text:outline-level="3">Genre</text:h>
      <text:p text:style-name="Text_20_body">Comic book genre. </text:p>
      <text:p text:style-name="Text_20_body">Occurence: mandatory, can occur more than once</text:p>
      <text:p text:style-name="Text_20_body">Optional attribute match defines the match percentage to that particular genre.</text:p>
      <table:table table:name="Table3" table:style-name="Table3">
        <table:table-column table:style-name="Table3.A"/>
        <table:table-row table:style-name="Table3.1">
          <table:table-cell table:style-name="Table3.A1" office:value-type="string">
            <text:p text:style-name="Code"><text:s text:c="2"/>&lt;genre match=“70“&gt;science_fiction&lt;/genre&gt;</text:p>
            <text:p text:style-name="Code"><text:s text:c="2"/>&lt;genre match=“30“&gt;humor&lt;/genre&gt;</text:p>
          </table:table-cell>
        </table:table-row>
      </table:table>
      <text:p text:style-name="Text_20_body">Following is the list of comic book genres defined by ACBF:</text:p>
      <text:section text:style-name="Sect2" text:name="Section1">
        <text:list xml:id="list2136100657" text:style-name="L3">
          <text:list-item>
            <text:p text:style-name="P26">science_fiction</text:p>
          </text:list-item>
          <text:list-item>
            <text:p text:style-name="P26">fantasy</text:p>
          </text:list-item>
          <text:list-item>
            <text:p text:style-name="P26">adventure</text:p>
          </text:list-item>
          <text:list-item>
            <text:p text:style-name="P26">horror</text:p>
          </text:list-item>
          <text:list-item>
            <text:p text:style-name="P26">mystery</text:p>
          </text:list-item>
          <text:list-item>
            <text:p text:style-name="P26">crime</text:p>
          </text:list-item>
          <text:list-item>
            <text:p text:style-name="P26">military (war ...)</text:p>
          </text:list-item>
          <text:list-item>
            <text:p text:style-name="P26">real_life</text:p>
          </text:list-item>
          <text:list-item>
            <text:p text:style-name="P26">superhero (e.g. Superman, Spiderman … or Super Villains)</text:p>
          </text:list-item>
          <text:list-item>
            <text:p text:style-name="P26">humor</text:p>
          </text:list-item>
          <text:list-item>
            <text:p text:style-name="P26">western</text:p>
          </text:list-item>
          <text:list-item>
            <text:p text:style-name="P26">manga</text:p>
          </text:list-item>
          <text:list-item>
            <text:p text:style-name="P26">politics</text:p>
          </text:list-item>
          <text:list-item>
            <text:p text:style-name="P26">caricature</text:p>
          </text:list-item>
          <text:list-item>
            <text:p text:style-name="P26">sports</text:p>
          </text:list-item>
          <text:list-item>
            <text:p text:style-name="P26">history (historical comics)</text:p>
          </text:list-item>
          <text:list-item>
            <text:p text:style-name="P26">biography (biographical comics)</text:p>
          </text:list-item>
          <text:list-item>
            <text:p text:style-name="P26">education (education and science)</text:p>
          </text:list-item>
          <text:list-item>
            <text:p text:style-name="P26">computer (computers related)</text:p>
          </text:list-item>
          <text:list-item>
            <text:p text:style-name="P26">religion</text:p>
          </text:list-item>
          <text:list-item>
            <text:p text:style-name="P26">romance</text:p>
          </text:list-item>
          <text:list-item>
            <text:p text:style-name="P26">children</text:p>
          </text:list-item>
          <text:list-item>
            <text:p text:style-name="P26">non-fiction</text:p>
          </text:list-item>
          <text:list-item>
            <text:p text:style-name="P26">adult</text:p>
          </text:list-item>
          <text:list-item>
            <text:p text:style-name="P26">alternative (abstract, underground ...)</text:p>
          </text:list-item>
          <text:list-item>
            <text:p text:style-name="P26">other</text:p>
          </text:list-item>
        </text:list>
      </text:section>
      <text:h text:style-name="Heading_20_3" text:outline-level="3">Characters</text:h>
      <text:p text:style-name="Text_20_body">List of (main) characters that appear in the comic book.</text:p>
      <text:p text:style-name="Text_20_body">Occurrence: optional</text:p>
      <text:p text:style-name="Text_20_body">Contains one or more child elements called &lt;name&gt;</text:p>
      <table:table table:name="Table24" table:style-name="Table24">
        <table:table-column table:style-name="Table24.A"/>
        <table:table-row table:style-name="Table24.1">
          <table:table-cell table:style-name="Table24.A1" office:value-type="string">
            <text:p text:style-name="Code"><text:s text:c="2"/>&lt;characters&gt;</text:p>
            <text:p text:style-name="Code"><text:s text:c="4"/>&lt;name&gt;...&lt;/name&gt;</text:p>
            <text:p text:style-name="Code"><text:s text:c="2"/>&lt;/characters&gt;</text:p>
          </table:table-cell>
        </table:table-row>
      </table:table>
      <text:h text:style-name="Heading_20_3" text:outline-level="3"><text:soft-page-break/>Annotation</text:h>
      <text:p text:style-name="Text_20_body">Annotation or short summary describing the comic book.</text:p>
      <text:p text:style-name="Text_20_body">Occurence: mandatory, occurs at least once (once per each language used)</text:p>
      <text:p text:style-name="Text_20_body">It has one optional attribute <text:span text:style-name="T5">lang</text:span>, which defines language in which the annotation is written.</text:p>
      <text:p text:style-name="Text_20_body">It contains one mandatory child element – paragraph &lt;p&gt;, that can occur more than once inside this element.</text:p>
      <table:table table:name="Table4" table:style-name="Table4">
        <table:table-column table:style-name="Table4.A"/>
        <table:table-row table:style-name="Table4.1">
          <table:table-cell table:style-name="Table4.A1" office:value-type="string">
            <text:p text:style-name="Code"><text:s text:c="2"/>&lt;annotation lang=“en“&gt;</text:p>
            <text:p text:style-name="Code"><text:s text:c="4"/>&lt;p&gt;...&lt;/p&gt;</text:p>
            <text:p text:style-name="Code"><text:s text:c="2"/>&lt;/annotation&gt;</text:p>
          </table:table-cell>
        </table:table-row>
      </table:table>
      <text:h text:style-name="Heading_20_3" text:outline-level="3">Keywords</text:h>
      <text:p text:style-name="Text_20_body">Keywords regarding this comic book intended for use by search engines. It is supposed to be a comma delimited list.</text:p>
      <text:p text:style-name="Text_20_body">Occurence: optional</text:p>
      <text:p text:style-name="Text_20_body">Can have one optional attribute <text:span text:style-name="T5">lang</text:span> to define language in which the keywords are. The value of the <text:span text:style-name="T5">lang</text:span> attribute is ISO 639-1 language code<text:span text:style-name="T4"><text:bookmark-ref text:reference-format="number-no-superior" text:ref-name="__RefNumPara__445_148889853">[4]</text:bookmark-ref></text:span>.</text:p>
      <table:table table:name="Table5" table:style-name="Table5">
        <table:table-column table:style-name="Table5.A"/>
        <table:table-row table:style-name="Table5.1">
          <table:table-cell table:style-name="Table5.A1" office:value-type="string">
            <text:p text:style-name="Code"><text:s text:c="2"/>&lt;keywords lang=“en“&gt;...&lt;/keywords&gt;</text:p>
          </table:table-cell>
        </table:table-row>
      </table:table>
      <text:h text:style-name="Heading_20_3" text:outline-level="3">Coverpage</text:h>
      <text:p text:style-name="Text_20_body">Comic book cover.</text:p>
      <text:p text:style-name="Text_20_body">Occurence: optional</text:p>
      <text:p text:style-name="Text_20_body">Has one mandatory child element &lt;image&gt; which references binary image. For detailed description of <text:span text:style-name="T5">href</text:span> attribute see &lt;image&gt; element description in body section.</text:p>
      <table:table table:name="Table7" table:style-name="Table7">
        <table:table-column table:style-name="Table7.A"/>
        <table:table-row table:style-name="Table7.1">
          <table:table-cell table:style-name="Table7.A1" office:value-type="string">
            <text:p text:style-name="Code"><text:s text:c="2"/>&lt;coverpage&gt;</text:p>
            <text:p text:style-name="Code"><text:s text:c="4"/>&lt;image href="#cover.jpg"/&gt;</text:p>
            <text:p text:style-name="Code"><text:s text:c="2"/>&lt;/coverpage&gt;</text:p>
          </table:table-cell>
        </table:table-row>
      </table:table>
      <text:h text:style-name="Heading_20_3" text:outline-level="3">Languages</text:h>
      <text:p text:style-name="Text_20_body">Lists all text layers which are used in particular ACBF document inside document body. One ACBF document can contain more text layers with different translations.</text:p>
      <text:p text:style-name="Text_20_body">Occurence: optional</text:p>
      <text:p text:style-name="Text_20_body">Contains at least one &lt;text-layer&gt; element.</text:p>
      <table:table table:name="Table8" table:style-name="Table8">
        <table:table-column table:style-name="Table8.A"/>
        <text:soft-page-break/>
        <table:table-row table:style-name="Table8.1">
          <table:table-cell table:style-name="Table8.A1" office:value-type="string">
            <text:p text:style-name="Code"><text:s text:c="2"/>&lt;languages&gt;</text:p>
            <text:p text:style-name="Code"><text:s text:c="4"/>&lt;text-layer lang=“en“ show=“False“/&gt;</text:p>
            <text:p text:style-name="Code"><text:s text:c="2"/>&lt;/languages&gt;</text:p>
          </table:table-cell>
        </table:table-row>
      </table:table>
      <text:h text:style-name="Heading_20_4" text:outline-level="4">Text-layer</text:h>
      <text:p text:style-name="Text_20_body">Defines a text-layer that is present in the ACBF document.</text:p>
      <text:p text:style-name="Text_20_body">Occurence: optional</text:p>
      <text:p text:style-name="Text_20_body">Text-layer element has one mandatory attribute <text:span text:style-name="T5">lang</text:span> which defines the language used in particular text-layer. This attribute is unique identificator of that text-layer and matches related &lt;text-layer&gt; elements from &lt;body&gt; section. Attribute value is ISO 639-1 language code<text:span text:style-name="T4"><text:bookmark-ref text:reference-format="number-no-superior" text:ref-name="__RefNumPara__445_148889853">[4]</text:bookmark-ref></text:span>.</text:p>
      <text:p text:style-name="Text_20_body">Text-layer element has one optional attribute <text:span text:style-name="T5">show</text:span> which defines if particular text-layer is drawn over the background image. Available values are either <text:span text:style-name="T5">True</text:span> or <text:span text:style-name="T5">False </text:span><text:span text:style-name="T6">(default is True)</text:span>. If <text:span text:style-name="T5">show</text:span> attribute is defined as False text-layer is not drawn over the background image but particular &lt;text-area&gt; may be shown to the user when requested. This is usefull when background image contains lettering but in particular cases on smaller displays some texts would not be readable. In those cases viewer application can display those texts after some user interaction (e.g. clicking on particular text-area pop ups the dialog window with the text message).</text:p>
      <text:h text:style-name="Heading_20_3" text:outline-level="3">Sequence</text:h>
      <text:p text:style-name="Text_20_body">Contains the sequence number if particular comic book is part of a serie.</text:p>
      <text:p text:style-name="Text_20_body">Occurence: optional, can occur more than once in case particular comic book is part of more series.</text:p>
      <text:p text:style-name="Text_20_body">It has one mandatory attribute <text:span text:style-name="T5">title</text:span> which is a title of the whole comic book serie part of which is this particular comic book.</text:p>
      <table:table table:name="Table9" table:style-name="Table9">
        <table:table-column table:style-name="Table9.A"/>
        <table:table-row table:style-name="Table9.1">
          <table:table-cell table:style-name="Table9.A1" office:value-type="string">
            <text:p text:style-name="Code"><text:s text:c="2"/>&lt;sequence title=“All time Greatest Comics“&gt;1&lt;/sequence&gt;</text:p>
          </table:table-cell>
        </table:table-row>
      </table:table>
      <text:h text:style-name="Heading_20_3" text:outline-level="3">DatabaseRef</text:h>
      <text:p text:style-name="Text_20_body">Contains reference to a record in a comic book database (such as for example Grand Comics Database<text:span text:style-name="T4"><text:bookmark-ref text:reference-format="number-no-superior" text:ref-name="__RefNumPara__1246_605042536">[7]</text:bookmark-ref></text:span>).</text:p>
      <text:p text:style-name="Text_20_body">Occurance: optional, can occur more than once</text:p>
      <text:p text:style-name="Text_20_body">It has one mandatory attribute <text:span text:style-name="T5">dbname</text:span>. There si no definitive list of allowed values for this attribute but it is recommended that viewer software recognizes „GCD“ as Grand Comics Database.</text:p>
      <text:p text:style-name="Text_20_body">Apart from mandatory <text:span text:style-name="T5">dbname</text:span>, there's optional attribute <text:span text:style-name="T5">type</text:span>, which defines the reference type, e.g. URL, IssueID, SeriesID ...</text:p>
      <text:p text:style-name="Text_20_body">Actual element value may be a URL, ID etc. pointing to a particular comic book, <text:soft-page-break/>issue or series.</text:p>
      <table:table table:name="Table26" table:style-name="Table26">
        <table:table-column table:style-name="Table26.A"/>
        <table:table-row table:style-name="Table26.1">
          <table:table-cell table:style-name="Table26.A1" office:value-type="string">
            <text:p text:style-name="Code"><text:s text:c="2"/>&lt;databaseref dbname=“GCD“ type=“IssueID“&gt;276799&lt;/databaseref&gt;</text:p>
          </table:table-cell>
        </table:table-row>
      </table:table>
      <text:h text:style-name="Heading_20_2" text:outline-level="2">Publish-Info Section</text:h>
      <text:p text:style-name="Text_20_body">This chapter describes elements and their attributes present inside the &lt;publish-info&gt; section.</text:p>
      <table:table table:name="Table12" table:style-name="Table12">
        <table:table-column table:style-name="Table12.A"/>
        <table:table-row table:style-name="Table12.1">
          <table:table-cell table:style-name="Table12.A1" office:value-type="string">
            <text:p text:style-name="Code"><text:s text:c="2"/>&lt;publish-info&gt;</text:p>
            <text:p text:style-name="Code"><text:s text:c="4"/>&lt;publisher&gt;...&lt;/publisher&gt;</text:p>
            <text:p text:style-name="Code"><text:s text:c="4"/>&lt;publish-date&gt;...&lt;/publish-date&gt;</text:p>
            <text:p text:style-name="Code"><text:s text:c="4"/>&lt;city&gt;...&lt;/city&gt;</text:p>
            <text:p text:style-name="Code"><text:s text:c="4"/>&lt;isbn&gt;...&lt;/isbn&gt;</text:p>
            <text:p text:style-name="Code"><text:s text:c="4"/>&lt;license&gt;...&lt;/license&gt;</text:p>
            <text:p text:style-name="Code"><text:s text:c="2"/>&lt;/publish-info&gt;</text:p>
          </table:table-cell>
        </table:table-row>
      </table:table>
      <text:h text:style-name="Heading_20_3" text:outline-level="3">Publisher</text:h>
      <text:p text:style-name="Text_20_body">Name of the publisher.</text:p>
      <text:p text:style-name="Text_20_body">Occurence: mandatory</text:p>
      <text:h text:style-name="Heading_20_3" text:outline-level="3">Publish-date</text:h>
      <text:p text:style-name="Text_20_body">Date when the comic book was published. </text:p>
      <text:p text:style-name="Text_20_body">Occurence: mandatory</text:p>
      <text:p text:style-name="Text_20_body">Has one optional attribute <text:span text:style-name="T5">value</text:span>, which contains computer readable variant of the date in the form YYYY-MM-DD.</text:p>
      <table:table table:name="Table6" table:style-name="Table6">
        <table:table-column table:style-name="Table6.A"/>
        <table:table-row table:style-name="Table6.1">
          <table:table-cell table:style-name="Table6.A1" office:value-type="string">
            <text:p text:style-name="Code"><text:s text:c="2"/>&lt;publish-date value=“2010-12-01“&gt;December <text:span text:style-name="T1">1st</text:span> 2010&lt;/publish-date&gt;</text:p>
          </table:table-cell>
        </table:table-row>
      </table:table>
      <text:h text:style-name="Heading_20_3" text:outline-level="3">City</text:h>
      <text:p text:style-name="Text_20_body">City where this particular comic book was published.</text:p>
      <text:p text:style-name="Text_20_body">Occurence: optional</text:p>
      <table:table table:name="Table10" table:style-name="Table10">
        <table:table-column table:style-name="Table10.A"/>
        <table:table-row table:style-name="Table10.1">
          <table:table-cell table:style-name="Table10.A1" office:value-type="string">
            <text:p text:style-name="Code"><text:s text:c="2"/>&lt;city&gt;Bratislava, Slovakia&lt;/city&gt;</text:p>
          </table:table-cell>
        </table:table-row>
      </table:table>
      <text:h text:style-name="Heading_20_3" text:outline-level="3">ISBN</text:h>
      <text:p text:style-name="Text_20_body">International Standard Book Number</text:p>
      <text:p text:style-name="Text_20_body">Occurence: optional</text:p>
      <text:h text:style-name="Heading_20_3" text:outline-level="3"><text:soft-page-break/>License</text:h>
      <text:p text:style-name="Text_20_body">License under which particular ACBF document is published.</text:p>
      <text:p text:style-name="Text_20_body">Occurence: optional, when no license specified common copyright applies.</text:p>
      <table:table table:name="Table11" table:style-name="Table11">
        <table:table-column table:style-name="Table11.A"/>
        <table:table-row table:style-name="Table11.1">
          <table:table-cell table:style-name="Table11.A1" office:value-type="string">
            <text:p text:style-name="Code"><text:s text:c="2"/>&lt;license&gt;Creative Commons Attribution 3.0 Unported License&lt;/license&gt;</text:p>
          </table:table-cell>
        </table:table-row>
      </table:table>
      <text:h text:style-name="Heading_20_2" text:outline-level="2">Document-Info Section</text:h>
      <text:p text:style-name="Text_20_body">This chapter describes elements and their attributes present inside the &lt;document-info&gt; section.</text:p>
      <table:table table:name="Table13" table:style-name="Table13">
        <table:table-column table:style-name="Table13.A"/>
        <table:table-row table:style-name="Table13.1">
          <table:table-cell table:style-name="Table13.A1" office:value-type="string">
            <text:p text:style-name="Code"><text:s text:c="2"/>&lt;document-info&gt;</text:p>
            <text:p text:style-name="Code"><text:s text:c="4"/>&lt;author&gt;...&lt;/author&gt;</text:p>
            <text:p text:style-name="Code"><text:s text:c="3"/>&lt;creation-date&gt;...&lt;/creation-date&gt;</text:p>
            <text:p text:style-name="Code"><text:s text:c="3"/>&lt;source&gt;...&lt;/source&gt;</text:p>
            <text:p text:style-name="Code"><text:s text:c="3"/>&lt;id&gt;...&lt;/id&gt;</text:p>
            <text:p text:style-name="Code"><text:s text:c="3"/>&lt;version&gt;...&lt;/version&gt;</text:p>
            <text:p text:style-name="Code"><text:s text:c="3"/>&lt;history&gt;..&lt;/history&gt;</text:p>
            <text:p text:style-name="Code"><text:s text:c="2"/>&lt;/document-info&gt;</text:p>
          </table:table-cell>
        </table:table-row>
      </table:table>
      <text:h text:style-name="Heading_20_3" text:outline-level="3">Author</text:h>
      <text:p text:style-name="Text_20_body">Defines author/creator of particular document in ACBF format.</text:p>
      <text:p text:style-name="Text_20_body">Occurence: mandatory, can occur more than once in case there are more authors.</text:p>
      <text:p text:style-name="Text_20_body">For more details see Author definition in Book-Info section. It is of the same type.</text:p>
      <text:h text:style-name="Heading_20_3" text:outline-level="3">Creation-date</text:h>
      <text:p text:style-name="Text_20_body">Date when this particular document was created.</text:p>
      <text:p text:style-name="Text_20_body">Occurence: mandatory</text:p>
      <text:p text:style-name="Text_20_body">It is of the same type as <text:span text:style-name="T5">publish-date</text:span> from publish-info section.</text:p>
      <text:h text:style-name="Heading_20_3" text:outline-level="3">Source</text:h>
      <text:p text:style-name="Text_20_body">Document source, if this comic book is a derivate of or based on an existing comic book either in electronic format or published on paper. May contain URL or some other source description.</text:p>
      <text:p text:style-name="Text_20_body">Occurence: optional</text:p>
      <table:table table:name="Table25" table:style-name="Table25">
        <table:table-column table:style-name="Table25.A"/>
        <table:table-row table:style-name="Table25.1">
          <table:table-cell table:style-name="Table25.A1" office:value-type="string">
            <text:p text:style-name="Code"><text:s text:c="2"/>&lt;source&gt;</text:p>
            <text:p text:style-name="Code"><text:s text:c="4"/>&lt;p&gt;...&lt;/p&gt;</text:p>
            <text:p text:style-name="Code"><text:s text:c="2"/>&lt;/source&gt;</text:p>
          </table:table-cell>
        </table:table-row>
      </table:table>
      <text:h text:style-name="Heading_20_3" text:outline-level="3"><text:soft-page-break/>ID</text:h>
      <text:p text:style-name="Text_20_body">Unique Document ID. Used for distinctly define ACBF documents for cataloguing purposes.</text:p>
      <text:p text:style-name="Text_20_body">Occurence: mandatory</text:p>
      <text:h text:style-name="Heading_20_3" text:outline-level="3">Version</text:h>
      <text:p text:style-name="Text_20_body">Document version.</text:p>
      <text:p text:style-name="Text_20_body">Occurence: mandatory</text:p>
      <text:h text:style-name="Heading_20_3" text:outline-level="3">History</text:h>
      <text:p text:style-name="Text_20_body">Contains document history.</text:p>
      <text:p text:style-name="Text_20_body">Occurence: optional</text:p>
      <text:p text:style-name="Text_20_body">Has one child element <text:span text:style-name="T5">p</text:span>, which defines individual paragraphs.</text:p>
      <table:table table:name="Table22" table:style-name="Table22">
        <table:table-column table:style-name="Table22.A"/>
        <table:table-row table:style-name="Table22.1">
          <table:table-cell table:style-name="Table22.A1" office:value-type="string">
            <text:p text:style-name="Code"><text:s text:c="2"/>&lt;history&gt;</text:p>
            <text:p text:style-name="Code"><text:s text:c="4"/>&lt;p&gt;v 1.0 – Initial Conversion&lt;/p&gt;</text:p>
            <text:p text:style-name="Code"><text:s text:c="4"/>&lt;p&gt;v 1.1 – Corrected frames on page 3&lt;/p&gt;</text:p>
            <text:p text:style-name="Code"><text:s text:c="2"/>&lt;/history&gt;</text:p>
          </table:table-cell>
        </table:table-row>
      </table:table>
      <text:h text:style-name="Heading_20_1" text:outline-level="1">Body <text:span text:style-name="T1">Section </text:span>Definition</text:h>
      <text:p text:style-name="Text_20_body">Body section contains <text:span text:style-name="T1">the </text:span>definition of individual comic book pages, text layers and frames inside those pages.</text:p>
      <text:p text:style-name="Text_20_body">Body element itself has one optional attribute <text:span text:style-name="T5">bgcolor</text:span>, which defines background color for the whole comic book. This property is inherited by &lt;page&gt; and &lt;frame&gt; elements unless they override <text:span text:style-name="T6">it</text:span>. <text:span text:style-name="T6">Color is defined as six-digit hexadecimal number (#RRGGBB). Default color is black (#000000).</text:span></text:p>
      <table:table table:name="Table14" table:style-name="Table14">
        <table:table-column table:style-name="Table14.A"/>
        <table:table-row table:style-name="Table14.1">
          <table:table-cell table:style-name="Table14.A1" office:value-type="string">
            <text:p text:style-name="Code"><text:s text:c="2"/>&lt;page b<text:span text:style-name="T1">g</text:span>color="#000000"&gt;</text:p>
            <text:p text:style-name="Code"><text:s text:c="2"/>&lt;title lang=“en“&gt;How it All Began&lt;/title&gt;</text:p>
            <text:p text:style-name="Code"><text:s text:c="3"/>&lt;image/&gt;</text:p>
            <text:p text:style-name="Code"><text:s text:c="3"/>&lt;text-layer lang=“en“&gt;</text:p>
            <text:p text:style-name="Code"><text:s text:c="5"/>&lt;text-area points=“10,10 50,10 10,100 50,100“&gt;</text:p>
            <text:p text:style-name="Code"><text:s text:c="7"/>&lt;p&gt;...&lt;/p&gt;</text:p>
            <text:p text:style-name="Code"><text:s text:c="5"/>&lt;/text-area&gt;</text:p>
            <text:p text:style-name="Code"><text:s text:c="3"/>&lt;/text-layer&gt;</text:p>
            <text:p text:style-name="Code"><text:s text:c="3"/>&lt;frame points=“10,10 20,10, 10,50 20,50“</text:p>
            <text:p text:style-name="Code"><text:s text:c="10"/>b<text:span text:style-name="T1">g</text:span>color="#0c080a"&gt;</text:p>
            <text:p text:style-name="Code"><text:s text:c="3"/>&lt;/frame&gt;</text:p>
            <text:p text:style-name="Code"><text:s text:c="2"/>&lt;/page&gt;</text:p>
          </table:table-cell>
        </table:table-row>
      </table:table>
      <text:h text:style-name="Heading_20_2" text:outline-level="2">Page</text:h>
      <text:p text:style-name="Text_20_body">Page represents one comic book page. Each page contains some background image over which a text layer is drawn. Frames are used to divide the page into <text:soft-page-break/>smaller parts - this is usefull for presenting comic books on smaller resolution displays (you can zoom in from page level to frame level).</text:p>
      <text:p text:style-name="Text_20_body">Occurence: mandatory, at least one page must be inside document body</text:p>
      <text:p text:style-name="Text_20_body">Page has an optional attribute <text:span text:style-name="T5">bgcolor </text:span><text:span text:style-name="T6">which </text:span>defines background color for particular comic book page. <text:span text:style-name="T6">Color is defined as six-digit hexadecimal number (#RRGGBB). If not defined bgcolor is inherited from &lt;body&gt; element.</text:span></text:p>
      <text:h text:style-name="P29" text:outline-level="2">Title</text:h>
      <text:p text:style-name="P4">Title is used to define beginning of chapters, sections of the comic book and can be used by viewer application to create table of contents.</text:p>
      <text:p text:style-name="P4">Occurence: optional</text:p>
      <text:p text:style-name="Text_20_body"><text:span text:style-name="T6">Title has one optional attribute </text:span><text:span text:style-name="T5">lang</text:span><text:span text:style-name="T6">. Which defines language used and related text-layer. If no lang attribute is defined, english („en“) is assumed.</text:span></text:p>
      <table:table table:name="Table28" table:style-name="Table28">
        <table:table-column table:style-name="Table28.A"/>
        <table:table-row table:style-name="Table28.1">
          <table:table-cell table:style-name="Table28.A1" office:value-type="string">
            <text:p text:style-name="Code"><text:s text:c="2"/>&lt;title lang=“en“&gt;How it All Began&lt;/title&gt;</text:p>
          </table:table-cell>
        </table:table-row>
      </table:table>
      <text:h text:style-name="Heading_20_2" text:outline-level="2">Image</text:h>
      <text:p text:style-name="Text_20_body">Contains reference to background image for particular comic book page.</text:p>
      <text:p text:style-name="Text_20_body">Occurence: mandatory, occurs only once</text:p>
      <text:p text:style-name="Text_20_body">There are three kind of references that can be used for the <text:span text:style-name="T5">href</text:span> attribute:</text:p>
      <text:list xml:id="list552766002" text:style-name="L4">
        <text:list-item>
          <text:p text:style-name="P27">reference to another element inside the document (i.e. Reference to &lt;binary&gt; element containing image converted to BASE64):</text:p>
        </text:list-item>
      </text:list>
      <table:table table:name="Table23" table:style-name="Table23">
        <table:table-column table:style-name="Table23.A"/>
        <table:table-row table:style-name="Table23.1">
          <table:table-cell table:style-name="Table23.A1" office:value-type="string">
            <text:p text:style-name="Code"><text:s text:c="2"/>&lt;image href=“#page1.jpg“/&gt;</text:p>
          </table:table-cell>
        </table:table-row>
      </table:table>
      <text:list xml:id="list1582953169" text:continue-numbering="true" text:style-name="L4">
        <text:list-item>
          <text:p text:style-name="P27">reference to file on disk: </text:p>
        </text:list-item>
      </text:list>
      <table:table table:name="Table15" table:style-name="Table15">
        <table:table-column table:style-name="Table15.A"/>
        <table:table-row table:style-name="Table15.1">
          <table:table-cell table:style-name="Table15.A1" office:value-type="string">
            <text:p text:style-name="Code"><text:s text:c="2"/>&lt;image href=“file:///path/to/file/page1.jpg“&gt;</text:p>
            <text:p text:style-name="Code"><text:s text:c="2"/>&lt;image href=“file://C:\path\to\file\page1.jpg“&gt;</text:p>
            <text:p text:style-name="Code"><text:s text:c="2"/>&lt;image href=“page1.jpg“&gt;</text:p>
          </table:table-cell>
        </table:table-row>
      </table:table>
      <text:list xml:id="list1492557887" text:continue-numbering="true" text:style-name="L4">
        <text:list-item>
          <text:p text:style-name="P27">URL address containing the image:</text:p>
        </text:list-item>
      </text:list>
      <table:table table:name="Table27" table:style-name="Table27">
        <table:table-column table:style-name="Table27.A"/>
        <table:table-row table:style-name="Table27.1">
          <table:table-cell table:style-name="Table27.A1" office:value-type="string">
            <text:p text:style-name="Code"><text:s text:c="2"/>&lt;image href=“http://fictionbook-lib.org/DB/Images/12.jpg“/&gt;</text:p>
          </table:table-cell>
        </table:table-row>
      </table:table>
      <text:h text:style-name="Heading_20_2" text:outline-level="2">Text-layer</text:h>
      <text:p text:style-name="Text_20_body">Defines the text layer that is drawn over the background image.</text:p>
      <text:p text:style-name="Text_20_body">Occurence: optional, each page can contain more text layers containing different <text:soft-page-break/>text translations. If no text-layer is defined inside the page, just background image is rendered.</text:p>
      <text:p text:style-name="Text_20_body">Can have an attribute <text:span text:style-name="T5">lang</text:span> which defines language used. The value is ISO 639-1 language code<text:span text:style-name="T4"><text:bookmark-ref text:reference-format="number-no-superior" text:ref-name="__RefNumPara__445_148889853">[4]</text:bookmark-ref></text:span>.</text:p>
      <text:p text:style-name="Text_20_body">Other optional <text:span text:style-name="T7">attribute</text:span> <text:span text:style-name="T5">bgcolor</text:span> defines the default background for text-areas that are childs of this element.</text:p>
      <table:table table:name="Table16" table:style-name="Table16">
        <table:table-column table:style-name="Table16.A"/>
        <table:table-row table:style-name="Table16.1">
          <table:table-cell table:style-name="Table16.A1" office:value-type="string">
            <text:p text:style-name="Code"><text:s text:c="2"/>&lt;text-layer lang="en"&gt;...&lt;/text-layer&gt;</text:p>
            <text:p text:style-name="Code"><text:s text:c="2"/>&lt;text-layer lang="sk"&gt;...&lt;/text-layer&gt;</text:p>
          </table:table-cell>
        </table:table-row>
      </table:table>
      <text:h text:style-name="Heading_20_3" text:outline-level="3">Text-area</text:h>
      <text:p text:style-name="Text_20_body">Text-area defines an area into which text is drawn over the background image.</text:p>
      <text:p text:style-name="Text_20_body">Occurence: mandatory</text:p>
      <text:p text:style-name="Text_20_body">Has a mandatory attribute <text:span text:style-name="T5">points</text:span> which is a space delimited list of points that define the boundaries of the text area. Each point is defined by a pair of x,y values that represent coordinates of the background image (in pixels).</text:p>
      <text:p text:style-name="Text_20_body">Another optional attribute is <text:span text:style-name="T5">bgcolor</text:span>, which defines the background color of text-area. This can be used when translated text-layers are drawn over background image that already contains lettering. When not defined this attribute is inherited from parent &lt;text-layer&gt; element.</text:p>
      <text:p text:style-name="Text_20_body">Third optional attribute is <text:span text:style-name="T5">text-rotation</text:span> that defines rotation of the text inside the text-area in degrees between 0 and 360.</text:p>
      <table:table table:name="Table17" table:style-name="Table17">
        <table:table-column table:style-name="Table17.A"/>
        <table:table-row table:style-name="Table17.1">
          <table:table-cell table:style-name="Table17.A1" office:value-type="string">
            <text:p text:style-name="Code"><text:s text:c="2"/>&lt;text-area points="10,10 10,100 30,10 30,100"&gt;...&lt;/text-area&gt;</text:p>
          </table:table-cell>
        </table:table-row>
      </table:table>
      <text:p text:style-name="Text_20_body">Text-area has <text:span text:style-name="T6">one</text:span><text:span text:style-name="T5"> </text:span><text:span text:style-name="T6">mandatory child element </text:span><text:span text:style-name="T5">p</text:span>.</text:p>
      <text:h text:style-name="Heading_20_3" text:outline-level="3">P</text:h>
      <text:p text:style-name="Text_20_body">Defines a paragraph inside the text-area.</text:p>
      <text:p text:style-name="Text_20_body">Occurence: mandatory</text:p>
      <text:p text:style-name="Text_20_body">P element can have several child elements that define text sematics, links and in-line formatting. All these elements are optional.</text:p>
      <table:table table:name="Table18" table:style-name="Table18">
        <table:table-column table:style-name="Table18.A"/>
        <table:table-row table:style-name="Table18.1">
          <table:table-cell table:style-name="Table18.A1" office:value-type="string">
            <text:p text:style-name="Code"><text:s text:c="2"/>&lt;p&gt;</text:p>
            <text:p text:style-name="Code"><text:s text:c="4"/>&lt;strong&gt;...&lt;/strong&gt;</text:p>
            <text:p text:style-name="Code"><text:s text:c="4"/>&lt;emphasis&gt;...&lt;/emphasis&gt;</text:p>
            <text:p text:style-name="Code"><text:s text:c="4"/>&lt;commentary&gt;...&lt;/commentary&gt;</text:p>
            <text:p text:style-name="Code"><text:s text:c="4"/>&lt;strikethrough&gt;...&lt;/strikethrough&gt;</text:p>
            <text:p text:style-name="Code"><text:s text:c="4"/>&lt;sub&gt;...&lt;/sub&gt;</text:p>
            <text:p text:style-name="Code"><text:s text:c="4"/>&lt;sup&gt;...&lt;/sup&gt;</text:p>
            <text:p text:style-name="Code"><text:s text:c="4"/>&lt;code&gt;...&lt;/code&gt;</text:p>
            <text:p text:style-name="Code"><text:s text:c="4"/>&lt;inverted&gt;...&lt;/inverted&gt;</text:p>
            <text:p text:style-name="Code"><text:soft-page-break/><text:s text:c="4"/>&lt;a href=““&gt;...&lt;/a&gt;</text:p>
            <text:p text:style-name="Code"><text:s text:c="2"/>&lt;/p&gt;</text:p>
          </table:table-cell>
        </table:table-row>
      </table:table>
      <text:h text:style-name="Heading_20_4" text:outline-level="4">Strong</text:h>
      <text:p text:style-name="Text_20_body">Supposed to be used when some character is screaming, crying etc. <text:span text:style-name="T1">Usually displayed with bold characters.</text:span></text:p>
      <text:p text:style-name="Text_20_body"><text:span text:style-name="T1">Occurrence:</text:span> optional</text:p>
      <text:h text:style-name="Heading_20_4" text:outline-level="4">Emphasis</text:h>
      <text:p text:style-name="P2">Supposed to express emphasis over some word(s). Usually displayed with cursive font or bold cursive.</text:p>
      <text:p text:style-name="P2">Occurrence: optional</text:p>
      <text:h text:style-name="Heading_20_4" text:outline-level="4">Commentary</text:h>
      <text:p text:style-name="P2">Used when some commentary is accompanying the story. Usually uses different text style and text alignment as common character speech.</text:p>
      <text:p text:style-name="P2">Occurrence: optional</text:p>
      <text:h text:style-name="Heading_20_4" text:outline-level="4">Strikethrough</text:h>
      <text:p text:style-name="Text_20_body">Striked-through text.</text:p>
      <text:p text:style-name="P2">Occurrence: optional</text:p>
      <text:h text:style-name="Heading_20_4" text:outline-level="4">Sub</text:h>
      <text:p text:style-name="Text_20_body">Text rendered as subscript.</text:p>
      <text:p text:style-name="P2">Occurrence: optional</text:p>
      <text:h text:style-name="Heading_20_4" text:outline-level="4">Sup</text:h>
      <text:p text:style-name="Text_20_body">Text rendered as superscript.</text:p>
      <text:p text:style-name="P2">Occurrence: optional</text:p>
      <text:h text:style-name="Heading_20_4" text:outline-level="4">Code</text:h>
      <text:p text:style-name="Text_20_body">Text is rendered as computer code. Usually uses monospace font. Used when robot character is speaking for example.</text:p>
      <text:p text:style-name="P2">Occurrence: optional</text:p>
      <text:h text:style-name="Heading_20_4" text:outline-level="4">Inverted</text:h>
      <text:p text:style-name="Text_20_body">Text is rendered with inverted color. For example if the common text in the comic book is written with black on white background, there might be places where white font over dark background must be used for the text to be visible. Usually used in comics when some dark character is speaking.</text:p>
      <text:p text:style-name="P2"><text:soft-page-break/>Occurrence: optional</text:p>
      <text:h text:style-name="Heading_20_4" text:outline-level="4">A</text:h>
      <text:p text:style-name="Text_20_body">Link. Can refer to the place inside particular ACBF document (e.g. References section) or to an external website.</text:p>
      <text:p text:style-name="P2">Occurrence: optional</text:p>
      <text:p text:style-name="P2">Has one mandatory attribute <text:span text:style-name="T5">href</text:span>.</text:p>
      <text:h text:style-name="Heading_20_2" text:outline-level="2">Frame</text:h>
      <text:p text:style-name="Text_20_body">Frame divides a page into smaller parts.</text:p>
      <text:p text:style-name="P2">Occurrence: optional, if no frames are defined, zooming on frame level is not possible</text:p>
      <text:p text:style-name="P2">Frame element has one mandatory attribute <text:span text:style-name="T5">points </text:span><text:span text:style-name="T6">which is a space delimited list of points that define the boundaries of particular frame. Each point is defined by a </text:span><text:span text:style-name="T6">pair of x,y values that represent coordinates referring to the background image (in pixels).</text:span></text:p>
      <text:p text:style-name="P3">When on frame level frames are displayed in the order how they appear in the document. Frames can overlap each other.</text:p>
      <text:p text:style-name="Text_20_body"><text:span text:style-name="T2">Frame has one optional attribute </text:span><text:span text:style-name="T3">bgcolor</text:span><text:span text:style-name="T2">. </text:span><text:span text:style-name="T6">If zoomed on frame level this frame usually does not fit the whole screen therefore backgound color is defined. Color is </text:span><text:span text:style-name="T6">defined as six-digit hexadecimal number (#RRGGBB). If not defined bgcolor is inherited from &lt;page&gt; element.</text:span></text:p>
      <table:table table:name="Table19" table:style-name="Table19">
        <table:table-column table:style-name="Table19.A"/>
        <table:table-row table:style-name="Table19.1">
          <table:table-cell table:style-name="Table19.A1" office:value-type="string">
            <text:p text:style-name="Code"><text:s/>&lt;frame points="850,75 <text:s/>958,137 958,262 850,325"</text:p>
            <text:p text:style-name="Code"><text:s text:c="8"/>b<text:span text:style-name="T1">g</text:span>color="#0c080a"&gt;</text:p>
            <text:p text:style-name="Code"><text:s/>&lt;/frame&gt;</text:p>
          </table:table-cell>
        </table:table-row>
      </table:table>
      <text:h text:style-name="Heading_20_1" text:outline-level="1">References <text:span text:style-name="T1">Section Definition</text:span></text:h>
      <text:p text:style-name="P2">References section contains list of references that occurred inside the main document body. This section is optional.</text:p>
      <text:h text:style-name="Heading_20_2" text:outline-level="2">Reference</text:h>
      <text:p text:style-name="P2">Defines particular reference.</text:p>
      <text:p text:style-name="P2">Occurrence: mandatory</text:p>
      <text:p text:style-name="P2">It has one mandatory attribute <text:span text:style-name="T5">id</text:span> which uniquely identifies this reference in the document.</text:p>
      <table:table table:name="Table20" table:style-name="Table20">
        <table:table-column table:style-name="Table20.A"/>
        <table:table-row table:style-name="Table20.1">
          <table:table-cell table:style-name="Table20.A1" office:value-type="string">
            <text:p text:style-name="Code"><text:s text:c="2"/>&lt;reference id="ref_001"&gt;</text:p>
            <text:p text:style-name="Code"><text:s text:c="4"/>&lt;p&gt;...&lt;/p&gt;</text:p>
            <text:p text:style-name="Code"><text:s text:c="2"/>&lt;/reference&gt;</text:p>
          </table:table-cell>
        </table:table-row>
      </table:table>
      <text:h text:style-name="Heading_20_3" text:outline-level="3"><text:soft-page-break/>P</text:h>
      <text:p text:style-name="P2">Reference contains paragraphs.</text:p>
      <text:p text:style-name="P2">Occurrence: mandatory, at least one paragraph must be defined</text:p>
      <text:p text:style-name="P2">P element can have several child elements (see definition of P element under text-area).</text:p>
      <text:h text:style-name="Heading_20_1" text:outline-level="1">Data <text:span text:style-name="T1">Section </text:span>Definition</text:h>
      <text:p text:style-name="P2">Data section contains list of binary data. Currently only images are here but sounds may be implemented later.</text:p>
      <text:h text:style-name="Heading_20_2" text:outline-level="2">Binary</text:h>
      <text:p text:style-name="Text_20_body">Binary element contains binary data (images) converted to BASE64<text:span text:style-name="T4"><text:bookmark-ref text:reference-format="number-no-superior" text:ref-name="__RefNumPara__1253_1548762974">[5]</text:bookmark-ref></text:span>.</text:p>
      <text:p text:style-name="P2">Occurrence: mandatory, at least one binary element must be present</text:p>
      <text:p text:style-name="Text_20_body">Binary element has two mandatory attributes: <text:span text:style-name="T5">id</text:span> and <text:span text:style-name="T5">content-type</text:span>. Id uniquely defines particular element (usually image file-name). Content-type indicates the Internet media type<text:span text:style-name="T4"><text:bookmark-ref text:reference-format="number-no-superior" text:ref-name="__RefNumPara__933_655581103">[6]</text:bookmark-ref></text:span> of the element content, consisting of a type and subtype.</text:p>
      <table:table table:name="Table21" table:style-name="Table21">
        <table:table-column table:style-name="Table21.A"/>
        <table:table-row table:style-name="Table21.1">
          <table:table-cell table:style-name="Table21.A1" office:value-type="string">
            <text:p text:style-name="Code"><text:s/>&lt;data&gt;</text:p>
            <text:p text:style-name="Code"><text:s text:c="2"/>&lt;binary id="cover.jpg" content-type="image/jpeg"&gt;BASE64string&lt;/binary&gt;</text:p>
            <text:p text:style-name="Code"><text:s text:c="2"/>&lt;binary id="page1.jpg" content-type="image/jpeg"&gt;BASE64string&lt;/binary&gt;</text:p>
            <text:p text:style-name="Code"><text:s/>&lt;/data&gt;</text:p>
          </table:table-cell>
        </table:table-row>
      </table:table>
      <text:h text:style-name="Heading_20_1" text:outline-level="1">Embedding ACBF files and compatibility with popular comic book formats</text:h>
      <text:p text:style-name="Text_20_body">As was stated earlier, binary objects (images and possibly other data) can be embedded directly into ACBF document (converted to BASE64) or they can be referenced externaly (e.g. files on disk). In this case the comic book will consist of one .acbf file and several binary files (.jpg images for example).</text:p>
      <text:p text:style-name="Text_20_body">While ACBF specifications do not directly define any container to which insert all those related files it is still possible to insert all files into ZIP archive container or some other format with similar capabilities. This way users can create CBZ/CBR/CB7/CBT files that are compatible with common comic book readers that work with those popular formats. Note that image names must be alphabeticaly sorted inside the archive in this case (not mandatory for pure ACBF files). Look at the table below to see all possibilities describing how to use ACBF files.</text:p>
      <text:p text:style-name="Text_20_body"/>
      <table:table table:name="EmbeddingACBF" table:style-name="EmbeddingACBF">
        <table:table-column table:style-name="EmbeddingACBF.A"/>
        <table:table-column table:style-name="EmbeddingACBF.B"/>
        <table:table-column table:style-name="EmbeddingACBF.C"/>
        <table:table-header-rows>
          <table:table-row table:style-name="EmbeddingACBF.1">
            <table:table-cell table:style-name="EmbeddingACBF.A1" office:value-type="string">
              <text:p text:style-name="Table_20_Heading">Usage types</text:p>
            </table:table-cell>
            <table:table-cell table:style-name="EmbeddingACBF.A1" office:value-type="string">
              <text:p text:style-name="Table_20_Heading">File extension</text:p>
            </table:table-cell>
            <table:table-cell table:style-name="EmbeddingACBF.C1" office:value-type="string">
              <text:p text:style-name="Table_20_Heading">Description</text:p>
            </table:table-cell>
          </table:table-row>
        </table:table-header-rows>
        <table:table-row>
          <table:table-cell table:style-name="EmbeddingACBF.A4" office:value-type="string">
            <text:p text:style-name="P12">Single ACBF file</text:p>
          </table:table-cell>
          <table:table-cell table:style-name="EmbeddingACBF.B4" office:value-type="string">
            <text:p text:style-name="P12">.acbf</text:p>
          </table:table-cell>
          <table:table-cell table:style-name="EmbeddingACBF.C4" office:value-type="string">
            <text:p text:style-name="P12">All binary data are converted to BASE64 and stored inside ACBF document.</text:p>
          </table:table-cell>
        </table:table-row>
        <text:soft-page-break/>
        <table:table-row>
          <table:table-cell table:style-name="EmbeddingACBF.A4" office:value-type="string">
            <text:p text:style-name="P12">ACBF file referencing external files</text:p>
          </table:table-cell>
          <table:table-cell table:style-name="EmbeddingACBF.B4" office:value-type="string">
            <text:p text:style-name="P12">.acbf + several other binary files (.jpg, .png etc.)</text:p>
          </table:table-cell>
          <table:table-cell table:style-name="EmbeddingACBF.C4" office:value-type="string">
            <text:p text:style-name="P11">Binary data are referenced externally. Whole comic book consists of one ACBF document + several binary files (images ...)</text:p>
          </table:table-cell>
        </table:table-row>
        <table:table-row>
          <table:table-cell table:style-name="EmbeddingACBF.A4" office:value-type="string">
            <text:p text:style-name="P12">ACBF file embedded into ZIP archive</text:p>
          </table:table-cell>
          <table:table-cell table:style-name="EmbeddingACBF.B4" office:value-type="string">
            <text:p text:style-name="P12">.zip, .cbz</text:p>
          </table:table-cell>
          <table:table-cell table:style-name="EmbeddingACBF.C4" office:value-type="string">
            <text:p text:style-name="P12">ACBF document (as well as binary files if referenced externaly) are compressed into a .zip/.cbz archive</text:p>
          </table:table-cell>
        </table:table-row>
      </table:table>
      <text:p text:style-name="Text_20_body"/>
      <text:p text:style-name="Text_20_body">Readers capable of reading included .acbf file can provide their users with additional options like showing all kinds of comic book meta-data, browsing comics on frame level, using table of contents etc.</text:p>
      <text:h text:style-name="Heading_20_1" text:outline-level="1">References</text:h>
      <text:list xml:id="list97029360" text:style-name="L5">
        <text:list-item>
          <text:p text:style-name="P30"><text:bookmark text:name="__RefNumPara__662_43118272"/>Comic Book Archive description; [<text:a xlink:type="simple" xlink:href="http://en.wikipedia.org/wiki/Comic_book_archive">http://en.wikipedia.org/wiki/Comic_book_archive</text:a>]. Retrieved on 13-Dec-2011.<text:bookmark-end text:name="__RefNumPara__662_43118272"/></text:p>
        </text:list-item>
        <text:list-item>
          <text:p text:style-name="P30"><text:bookmark text:name="__RefNumPara__664_43118272"/>Fictionbook file format description; [<text:a xlink:type="simple" xlink:href="http://www.fictionbook.org/index.php/English">http://www.fictionbook.org/index.php/English</text:a>]. Retrieved on 13-Dec-2011.<text:bookmark-end text:name="__RefNumPara__664_43118272"/></text:p>
        </text:list-item>
        <text:list-item>
          <text:p text:style-name="P30"><text:bookmark text:name="__RefNumPara__666_43118272"/>Basic specifications of ACV 2 file format used by Droid Comic Viewer. [<text:a xlink:type="simple" xlink:href="http://forums.droidcomicviewer.com/discussion/41/acv-2-format-specification">http://forums.droidcomicviewer.com/discussion/41/acv-2-format-specification</text:a>]. Retrieved on 13-Dec-2011.<text:bookmark-end text:name="__RefNumPara__666_43118272"/></text:p>
        </text:list-item>
        <text:list-item>
          <text:p text:style-name="P30"><text:bookmark text:name="__RefNumPara__445_148889853"/>ISO 639-2 standard description, including ISO 639-1 language codes. [<text:a xlink:type="simple" xlink:href="http://www.loc.gov/standards/iso639-2/">http://www.loc.gov/standards/iso639-2/</text:a>]. Retrieved on 15-Dec-2011.<text:bookmark-end text:name="__RefNumPara__445_148889853"/></text:p>
        </text:list-item>
        <text:list-item>
          <text:p text:style-name="P30"><text:bookmark text:name="__RefNumPara__1253_1548762974"/>BASE64 description. [<text:a xlink:type="simple" xlink:href="http://en.wikipedia.org/wiki/Base64">http://en.wikipedia.org/wiki/Base64</text:a>]<text:bookmark-end text:name="__RefNumPara__1253_1548762974"/></text:p>
        </text:list-item>
        <text:list-item>
          <text:p text:style-name="P31"><text:bookmark text:name="__RefNumPara__933_655581103"/>Internet media type. [<text:a xlink:type="simple" xlink:href="http://en.wikipedia.org/wiki/Internet_media_type">http://en.wikipedia.org/wiki/Internet_media_type</text:a>] Retrieved on 21-Dec-2011.<text:bookmark-end text:name="__RefNumPara__933_655581103"/></text:p>
        </text:list-item>
        <text:list-item>
          <text:p text:style-name="P31"><text:bookmark text:name="__RefNumPara__1246_605042536"/>Grand Comics Database. [<text:a xlink:type="simple" xlink:href="http://www.comics.org/">http://www.comics.org/</text:a>] Retrieved on 15-jan-2012.<text:bookmark-end text:name="__RefNumPara__1246_60504253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line-height="120%" fo:text-align="justify" style:justify-single-word="false" fo:text-indent="0.1965in" style:auto-text-indent="false"/>
      <style:text-properties fo:color="#666666" style:font-name="DejaVu Serif" fo:font-size="11pt" fo:font-weight="normal" style:font-size-asian="11pt" style:font-weight-asian="normal" style:font-size-complex="11pt" style:font-weight-complex="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margin-top="0.1965in" fo:margin-bottom="0.1965in" fo:text-align="start" style:justify-single-word="false"/>
      <style:text-properties style:font-name="DejaVu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style:font-name="DejaVu San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fo:background-color="#7e0021" text:number-lines="false" text:line-number="0">
        <style:background-image/>
      </style:paragraph-properties>
      <style:text-properties fo:color="#ffffff" style:font-name="DejaVu Sans" fo:font-size="11pt" fo:font-weight="bold" style:font-size-asian="11pt" style:font-weight-asian="bold" style:font-size-complex="11pt" style:font-weight-complex="bold"/>
    </style:style>
    <style:style style:name="Pre-Header" style:family="paragraph" style:parent-style-name="Text_20_body" style:class="text">
      <style:paragraph-properties fo:text-align="center" style:justify-single-word="false"/>
      <style:text-properties style:font-name="DejaVu Sans1" fo:font-size="16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s" style:family="paragraph" style:parent-style-name="Text_20_body" style:class="text" style:master-page-name="">
      <style:paragraph-properties fo:margin-left="0in" fo:margin-right="0in" fo:text-align="start" style:justify-single-word="false" fo:text-indent="0in" style:auto-text-indent="false" style:page-number="auto"/>
    </style:style>
    <style:style style:name="Code" style:family="paragraph" style:parent-style-name="Standard" style:class="text">
      <style:text-properties style:font-name="DejaVu Sans Mono" fo:font-size="10pt" style:font-size-asian="10pt"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4T14:54:17.94</meta:creation-date>
    <dc:date>2012-08-04T11:30:40</dc:date>
    <meta:editing-duration>PT19H29M32S</meta:editing-duration>
    <meta:editing-cycles>124</meta:editing-cycles>
    <meta:generator>LibreOffice/3.4$Unix LibreOffice_project/340m1$Build-402</meta:generator>
    <dc:creator>Robo </dc:creator>
    <meta:document-statistic meta:table-count="32" meta:image-count="0" meta:object-count="0" meta:page-count="20" meta:paragraph-count="505" meta:word-count="3271" meta:character-count="23451" meta:non-whitespace-character-count="20358"/>
  </office:meta>
</office:document-meta>
</file>